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7_A_28766_DOSROK" table:style-name="ta1">
        <table:shapes>
          <draw:frame draw:z-index="0" draw:style-name="gr1" draw:text-style-name="P1" svg:width="29.899cm" svg:height="13.095cm" svg:x="6.383cm" svg:y="0.292cm">
            <draw:object draw:notify-on-update-of-ranges="27_A_28766_DOSROK.A1:27_A_28766_DOSROK.A223 27_A_28766_DOSROK.B1:27_A_28766_DOSROK.B2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float" office:value="3.5835656" calcext:value-type="float">
            <text:p>3,5835656</text:p>
          </table:table-cell>
          <table:table-cell office:value-type="float" office:value="5.9213016" calcext:value-type="float">
            <text:p>5,9213016</text:p>
          </table:table-cell>
          <table:table-cell office:value-type="string" calcext:value-type="string">
            <text:p>S2VI</text:p>
          </table:table-cell>
          <table:table-cell/>
        </table:table-row>
        <table:table-row table:style-name="ro1">
          <table:table-cell office:value-type="float" office:value="3.6380362" calcext:value-type="float">
            <text:p>3,6380362</text:p>
          </table:table-cell>
          <table:table-cell office:value-type="float" office:value="6.2436988" calcext:value-type="float">
            <text:p>6,2436988</text:p>
          </table:table-cell>
          <table:table-cell office:value-type="string" calcext:value-type="string">
            <text:p>L1VI</text:p>
          </table:table-cell>
          <table:table-cell/>
        </table:table-row>
        <table:table-row table:style-name="ro1">
          <table:table-cell office:value-type="float" office:value="4.9487566" calcext:value-type="float">
            <text:p>4,9487566</text:p>
          </table:table-cell>
          <table:table-cell office:value-type="float" office:value="5.7036279" calcext:value-type="float">
            <text:p>5,7036279</text:p>
          </table:table-cell>
          <table:table-cell office:value-type="string" calcext:value-type="string">
            <text:p>N6II</text:p>
          </table:table-cell>
          <table:table-cell/>
        </table:table-row>
        <table:table-row table:style-name="ro1">
          <table:table-cell office:value-type="float" office:value="3.9372191" calcext:value-type="float">
            <text:p>3,9372191</text:p>
          </table:table-cell>
          <table:table-cell office:value-type="float" office:value="6.4849584" calcext:value-type="float">
            <text:p>6,4849584</text:p>
          </table:table-cell>
          <table:table-cell office:value-type="string" calcext:value-type="string">
            <text:p>J9VII</text:p>
          </table:table-cell>
          <table:table-cell/>
        </table:table-row>
        <table:table-row table:style-name="ro1">
          <table:table-cell office:value-type="float" office:value="7.3024752" calcext:value-type="float">
            <text:p>7,3024752</text:p>
          </table:table-cell>
          <table:table-cell office:value-type="float" office:value="12.3646605" calcext:value-type="float">
            <text:p>12,3646605</text:p>
          </table:table-cell>
          <table:table-cell office:value-type="string" calcext:value-type="string">
            <text:p>L9II</text:p>
          </table:table-cell>
          <table:table-cell/>
        </table:table-row>
        <table:table-row table:style-name="ro1">
          <table:table-cell office:value-type="float" office:value="7.7468864" calcext:value-type="float">
            <text:p>7,7468864</text:p>
          </table:table-cell>
          <table:table-cell office:value-type="float" office:value="12.5525944" calcext:value-type="float">
            <text:p>12,5525944</text:p>
          </table:table-cell>
          <table:table-cell office:value-type="string" calcext:value-type="string">
            <text:p>G7I</text:p>
          </table:table-cell>
          <table:table-cell/>
        </table:table-row>
        <table:table-row table:style-name="ro1">
          <table:table-cell office:value-type="float" office:value="6.0327862" calcext:value-type="float">
            <text:p>6,0327862</text:p>
          </table:table-cell>
          <table:table-cell office:value-type="float" office:value="12.41366" calcext:value-type="float">
            <text:p>12,41366</text:p>
          </table:table-cell>
          <table:table-cell office:value-type="string" calcext:value-type="string">
            <text:p>J2VII</text:p>
          </table:table-cell>
          <table:table-cell/>
        </table:table-row>
        <table:table-row table:style-name="ro1">
          <table:table-cell office:value-type="float" office:value="6.1925952" calcext:value-type="float">
            <text:p>6,1925952</text:p>
          </table:table-cell>
          <table:table-cell office:value-type="float" office:value="12.5192383" calcext:value-type="float">
            <text:p>12,5192383</text:p>
          </table:table-cell>
          <table:table-cell office:value-type="string" calcext:value-type="string">
            <text:p>Z9V</text:p>
          </table:table-cell>
          <table:table-cell/>
        </table:table-row>
        <table:table-row table:style-name="ro1">
          <table:table-cell office:value-type="float" office:value="3.3783531" calcext:value-type="float">
            <text:p>3,3783531</text:p>
          </table:table-cell>
          <table:table-cell office:value-type="float" office:value="6.3537614" calcext:value-type="float">
            <text:p>6,3537614</text:p>
          </table:table-cell>
          <table:table-cell office:value-type="string" calcext:value-type="string">
            <text:p>J1IV</text:p>
          </table:table-cell>
          <table:table-cell/>
        </table:table-row>
        <table:table-row table:style-name="ro1">
          <table:table-cell office:value-type="float" office:value="3.6602685" calcext:value-type="float">
            <text:p>3,6602685</text:p>
          </table:table-cell>
          <table:table-cell office:value-type="float" office:value="6.0639322" calcext:value-type="float">
            <text:p>6,0639322</text:p>
          </table:table-cell>
          <table:table-cell office:value-type="string" calcext:value-type="string">
            <text:p>Z5VII</text:p>
          </table:table-cell>
          <table:table-cell/>
        </table:table-row>
        <table:table-row table:style-name="ro1">
          <table:table-cell office:value-type="float" office:value="6.4214068" calcext:value-type="float">
            <text:p>6,4214068</text:p>
          </table:table-cell>
          <table:table-cell office:value-type="float" office:value="12.4066176" calcext:value-type="float">
            <text:p>12,4066176</text:p>
          </table:table-cell>
          <table:table-cell office:value-type="string" calcext:value-type="string">
            <text:p>J5IV</text:p>
          </table:table-cell>
          <table:table-cell/>
        </table:table-row>
        <table:table-row table:style-name="ro1">
          <table:table-cell office:value-type="float" office:value="4.3974868" calcext:value-type="float">
            <text:p>4,3974868</text:p>
          </table:table-cell>
          <table:table-cell office:value-type="float" office:value="6.1683568" calcext:value-type="float">
            <text:p>6,1683568</text:p>
          </table:table-cell>
          <table:table-cell office:value-type="string" calcext:value-type="string">
            <text:p>G2I</text:p>
          </table:table-cell>
          <table:table-cell/>
        </table:table-row>
        <table:table-row table:style-name="ro1">
          <table:table-cell office:value-type="float" office:value="4.8795185" calcext:value-type="float">
            <text:p>4,8795185</text:p>
          </table:table-cell>
          <table:table-cell office:value-type="float" office:value="5.9288174" calcext:value-type="float">
            <text:p>5,9288174</text:p>
          </table:table-cell>
          <table:table-cell office:value-type="string" calcext:value-type="string">
            <text:p>N1VI</text:p>
          </table:table-cell>
          <table:table-cell/>
        </table:table-row>
        <table:table-row table:style-name="ro1">
          <table:table-cell office:value-type="float" office:value="7.5685093" calcext:value-type="float">
            <text:p>7,5685093</text:p>
          </table:table-cell>
          <table:table-cell office:value-type="float" office:value="12.2770527" calcext:value-type="float">
            <text:p>12,2770527</text:p>
          </table:table-cell>
          <table:table-cell office:value-type="string" calcext:value-type="string">
            <text:p>S5IV</text:p>
          </table:table-cell>
          <table:table-cell/>
        </table:table-row>
        <table:table-row table:style-name="ro1">
          <table:table-cell office:value-type="float" office:value="2.571259" calcext:value-type="float">
            <text:p>2,571259</text:p>
          </table:table-cell>
          <table:table-cell office:value-type="float" office:value="6.1632119" calcext:value-type="float">
            <text:p>6,1632119</text:p>
          </table:table-cell>
          <table:table-cell office:value-type="string" calcext:value-type="string">
            <text:p>N3II</text:p>
          </table:table-cell>
          <table:table-cell/>
        </table:table-row>
        <table:table-row table:style-name="ro1">
          <table:table-cell office:value-type="float" office:value="3.3718569" calcext:value-type="float">
            <text:p>3,3718569</text:p>
          </table:table-cell>
          <table:table-cell office:value-type="float" office:value="6.4171422" calcext:value-type="float">
            <text:p>6,4171422</text:p>
          </table:table-cell>
          <table:table-cell office:value-type="string" calcext:value-type="string">
            <text:p>G6IV</text:p>
          </table:table-cell>
          <table:table-cell/>
        </table:table-row>
        <table:table-row table:style-name="ro1">
          <table:table-cell office:value-type="float" office:value="6.8165374" calcext:value-type="float">
            <text:p>6,8165374</text:p>
          </table:table-cell>
          <table:table-cell office:value-type="float" office:value="12.6976065" calcext:value-type="float">
            <text:p>12,6976065</text:p>
          </table:table-cell>
          <table:table-cell office:value-type="string" calcext:value-type="string">
            <text:p>G5III</text:p>
          </table:table-cell>
          <table:table-cell/>
        </table:table-row>
        <table:table-row table:style-name="ro1">
          <table:table-cell office:value-type="float" office:value="4.5917532" calcext:value-type="float">
            <text:p>4,5917532</text:p>
          </table:table-cell>
          <table:table-cell office:value-type="float" office:value="6.3670565" calcext:value-type="float">
            <text:p>6,3670565</text:p>
          </table:table-cell>
          <table:table-cell office:value-type="string" calcext:value-type="string">
            <text:p>G1V</text:p>
          </table:table-cell>
          <table:table-cell/>
        </table:table-row>
        <table:table-row table:style-name="ro1">
          <table:table-cell office:value-type="float" office:value="3.3718976" calcext:value-type="float">
            <text:p>3,3718976</text:p>
          </table:table-cell>
          <table:table-cell office:value-type="float" office:value="6.5275851" calcext:value-type="float">
            <text:p>6,5275851</text:p>
          </table:table-cell>
          <table:table-cell office:value-type="string" calcext:value-type="string">
            <text:p>S2IV</text:p>
          </table:table-cell>
          <table:table-cell/>
        </table:table-row>
        <table:table-row table:style-name="ro1">
          <table:table-cell office:value-type="float" office:value="7.2119604" calcext:value-type="float">
            <text:p>7,2119604</text:p>
          </table:table-cell>
          <table:table-cell office:value-type="float" office:value="12.0288522" calcext:value-type="float">
            <text:p>12,0288522</text:p>
          </table:table-cell>
          <table:table-cell office:value-type="string" calcext:value-type="string">
            <text:p>J2VII</text:p>
          </table:table-cell>
          <table:table-cell/>
        </table:table-row>
        <table:table-row table:style-name="ro1">
          <table:table-cell office:value-type="float" office:value="3.8471735" calcext:value-type="float">
            <text:p>3,8471735</text:p>
          </table:table-cell>
          <table:table-cell office:value-type="float" office:value="6.1225014" calcext:value-type="float">
            <text:p>6,1225014</text:p>
          </table:table-cell>
          <table:table-cell office:value-type="string" calcext:value-type="string">
            <text:p>Z2III</text:p>
          </table:table-cell>
          <table:table-cell/>
        </table:table-row>
        <table:table-row table:style-name="ro1">
          <table:table-cell office:value-type="float" office:value="7.0625947" calcext:value-type="float">
            <text:p>7,0625947</text:p>
          </table:table-cell>
          <table:table-cell office:value-type="float" office:value="12.5027093" calcext:value-type="float">
            <text:p>12,5027093</text:p>
          </table:table-cell>
          <table:table-cell office:value-type="string" calcext:value-type="string">
            <text:p>Z1I</text:p>
          </table:table-cell>
          <table:table-cell/>
        </table:table-row>
        <table:table-row table:style-name="ro1">
          <table:table-cell office:value-type="float" office:value="3.5237345" calcext:value-type="float">
            <text:p>3,5237345</text:p>
          </table:table-cell>
          <table:table-cell office:value-type="float" office:value="5.8044232" calcext:value-type="float">
            <text:p>5,8044232</text:p>
          </table:table-cell>
          <table:table-cell office:value-type="string" calcext:value-type="string">
            <text:p>J2III</text:p>
          </table:table-cell>
          <table:table-cell/>
        </table:table-row>
        <table:table-row table:style-name="ro1">
          <table:table-cell office:value-type="float" office:value="3.7220073" calcext:value-type="float">
            <text:p>3,7220073</text:p>
          </table:table-cell>
          <table:table-cell office:value-type="float" office:value="6.3890818" calcext:value-type="float">
            <text:p>6,3890818</text:p>
          </table:table-cell>
          <table:table-cell office:value-type="string" calcext:value-type="string">
            <text:p>Y3II</text:p>
          </table:table-cell>
          <table:table-cell/>
        </table:table-row>
        <table:table-row table:style-name="ro1">
          <table:table-cell office:value-type="float" office:value="3.6908411" calcext:value-type="float">
            <text:p>3,6908411</text:p>
          </table:table-cell>
          <table:table-cell office:value-type="float" office:value="6.1332166" calcext:value-type="float">
            <text:p>6,1332166</text:p>
          </table:table-cell>
          <table:table-cell office:value-type="string" calcext:value-type="string">
            <text:p>S4III</text:p>
          </table:table-cell>
          <table:table-cell/>
        </table:table-row>
        <table:table-row table:style-name="ro1">
          <table:table-cell office:value-type="float" office:value="5.0789911" calcext:value-type="float">
            <text:p>5,0789911</text:p>
          </table:table-cell>
          <table:table-cell office:value-type="float" office:value="6.0491137" calcext:value-type="float">
            <text:p>6,0491137</text:p>
          </table:table-cell>
          <table:table-cell office:value-type="string" calcext:value-type="string">
            <text:p>L6III</text:p>
          </table:table-cell>
          <table:table-cell/>
        </table:table-row>
        <table:table-row table:style-name="ro1">
          <table:table-cell office:value-type="float" office:value="4.5628148" calcext:value-type="float">
            <text:p>4,5628148</text:p>
          </table:table-cell>
          <table:table-cell office:value-type="float" office:value="6.0726462" calcext:value-type="float">
            <text:p>6,0726462</text:p>
          </table:table-cell>
          <table:table-cell office:value-type="string" calcext:value-type="string">
            <text:p>Y7VI</text:p>
          </table:table-cell>
          <table:table-cell/>
        </table:table-row>
        <table:table-row table:style-name="ro1">
          <table:table-cell office:value-type="float" office:value="3.9761909" calcext:value-type="float">
            <text:p>3,9761909</text:p>
          </table:table-cell>
          <table:table-cell office:value-type="float" office:value="5.6772897" calcext:value-type="float">
            <text:p>5,6772897</text:p>
          </table:table-cell>
          <table:table-cell office:value-type="string" calcext:value-type="string">
            <text:p>Z7VI</text:p>
          </table:table-cell>
          <table:table-cell/>
        </table:table-row>
        <table:table-row table:style-name="ro1">
          <table:table-cell office:value-type="float" office:value="6.6107746" calcext:value-type="float">
            <text:p>6,6107746</text:p>
          </table:table-cell>
          <table:table-cell office:value-type="float" office:value="12.3683542" calcext:value-type="float">
            <text:p>12,3683542</text:p>
          </table:table-cell>
          <table:table-cell office:value-type="string" calcext:value-type="string">
            <text:p>Z5II</text:p>
          </table:table-cell>
          <table:table-cell/>
        </table:table-row>
        <table:table-row table:style-name="ro1">
          <table:table-cell office:value-type="float" office:value="4.8127478" calcext:value-type="float">
            <text:p>4,8127478</text:p>
          </table:table-cell>
          <table:table-cell office:value-type="float" office:value="5.8752393" calcext:value-type="float">
            <text:p>5,8752393</text:p>
          </table:table-cell>
          <table:table-cell office:value-type="string" calcext:value-type="string">
            <text:p>Y8III</text:p>
          </table:table-cell>
          <table:table-cell/>
        </table:table-row>
        <table:table-row table:style-name="ro1">
          <table:table-cell office:value-type="float" office:value="4.4808178" calcext:value-type="float">
            <text:p>4,4808178</text:p>
          </table:table-cell>
          <table:table-cell office:value-type="float" office:value="5.9823728" calcext:value-type="float">
            <text:p>5,9823728</text:p>
          </table:table-cell>
          <table:table-cell office:value-type="string" calcext:value-type="string">
            <text:p>Z5II</text:p>
          </table:table-cell>
          <table:table-cell/>
        </table:table-row>
        <table:table-row table:style-name="ro1">
          <table:table-cell office:value-type="float" office:value="3.3649368" calcext:value-type="float">
            <text:p>3,3649368</text:p>
          </table:table-cell>
          <table:table-cell office:value-type="float" office:value="5.8396" calcext:value-type="float">
            <text:p>5,8396</text:p>
          </table:table-cell>
          <table:table-cell office:value-type="string" calcext:value-type="string">
            <text:p>Z7I</text:p>
          </table:table-cell>
          <table:table-cell/>
        </table:table-row>
        <table:table-row table:style-name="ro1">
          <table:table-cell office:value-type="float" office:value="4.0410983" calcext:value-type="float">
            <text:p>4,0410983</text:p>
          </table:table-cell>
          <table:table-cell office:value-type="float" office:value="6.2433918" calcext:value-type="float">
            <text:p>6,2433918</text:p>
          </table:table-cell>
          <table:table-cell office:value-type="string" calcext:value-type="string">
            <text:p>Z4V</text:p>
          </table:table-cell>
          <table:table-cell/>
        </table:table-row>
        <table:table-row table:style-name="ro1">
          <table:table-cell office:value-type="float" office:value="8.4837936" calcext:value-type="float">
            <text:p>8,4837936</text:p>
          </table:table-cell>
          <table:table-cell office:value-type="float" office:value="12.5978545" calcext:value-type="float">
            <text:p>12,5978545</text:p>
          </table:table-cell>
          <table:table-cell office:value-type="string" calcext:value-type="string">
            <text:p>S5VI</text:p>
          </table:table-cell>
          <table:table-cell/>
        </table:table-row>
        <table:table-row table:style-name="ro1">
          <table:table-cell office:value-type="float" office:value="3.2434691" calcext:value-type="float">
            <text:p>3,2434691</text:p>
          </table:table-cell>
          <table:table-cell office:value-type="float" office:value="6.3451925" calcext:value-type="float">
            <text:p>6,3451925</text:p>
          </table:table-cell>
          <table:table-cell office:value-type="string" calcext:value-type="string">
            <text:p>Z7I</text:p>
          </table:table-cell>
          <table:table-cell/>
        </table:table-row>
        <table:table-row table:style-name="ro1">
          <table:table-cell office:value-type="float" office:value="7.189353" calcext:value-type="float">
            <text:p>7,189353</text:p>
          </table:table-cell>
          <table:table-cell office:value-type="float" office:value="12.4778674" calcext:value-type="float">
            <text:p>12,4778674</text:p>
          </table:table-cell>
          <table:table-cell office:value-type="string" calcext:value-type="string">
            <text:p>J3IV</text:p>
          </table:table-cell>
          <table:table-cell/>
        </table:table-row>
        <table:table-row table:style-name="ro1">
          <table:table-cell office:value-type="float" office:value="6.4899308" calcext:value-type="float">
            <text:p>6,4899308</text:p>
          </table:table-cell>
          <table:table-cell office:value-type="float" office:value="12.2496948" calcext:value-type="float">
            <text:p>12,2496948</text:p>
          </table:table-cell>
          <table:table-cell office:value-type="string" calcext:value-type="string">
            <text:p>N5VI</text:p>
          </table:table-cell>
          <table:table-cell/>
        </table:table-row>
        <table:table-row table:style-name="ro1">
          <table:table-cell office:value-type="float" office:value="6.7058305" calcext:value-type="float">
            <text:p>6,7058305</text:p>
          </table:table-cell>
          <table:table-cell office:value-type="float" office:value="11.8266423" calcext:value-type="float">
            <text:p>11,8266423</text:p>
          </table:table-cell>
          <table:table-cell office:value-type="string" calcext:value-type="string">
            <text:p>S1VI</text:p>
          </table:table-cell>
          <table:table-cell/>
        </table:table-row>
        <table:table-row table:style-name="ro1">
          <table:table-cell office:value-type="float" office:value="6.2779327" calcext:value-type="float">
            <text:p>6,2779327</text:p>
          </table:table-cell>
          <table:table-cell office:value-type="float" office:value="11.4649632" calcext:value-type="float">
            <text:p>11,4649632</text:p>
          </table:table-cell>
          <table:table-cell office:value-type="string" calcext:value-type="string">
            <text:p>Z4VI</text:p>
          </table:table-cell>
          <table:table-cell/>
        </table:table-row>
        <table:table-row table:style-name="ro1">
          <table:table-cell office:value-type="float" office:value="4.4386972" calcext:value-type="float">
            <text:p>4,4386972</text:p>
          </table:table-cell>
          <table:table-cell office:value-type="float" office:value="6.0750262" calcext:value-type="float">
            <text:p>6,0750262</text:p>
          </table:table-cell>
          <table:table-cell office:value-type="string" calcext:value-type="string">
            <text:p>G2II</text:p>
          </table:table-cell>
          <table:table-cell/>
        </table:table-row>
        <table:table-row table:style-name="ro1">
          <table:table-cell office:value-type="float" office:value="6.9600935" calcext:value-type="float">
            <text:p>6,9600935</text:p>
          </table:table-cell>
          <table:table-cell office:value-type="float" office:value="12.7403518" calcext:value-type="float">
            <text:p>12,7403518</text:p>
          </table:table-cell>
          <table:table-cell office:value-type="string" calcext:value-type="string">
            <text:p>Y1II</text:p>
          </table:table-cell>
          <table:table-cell/>
        </table:table-row>
        <table:table-row table:style-name="ro1">
          <table:table-cell office:value-type="float" office:value="3.8209512" calcext:value-type="float">
            <text:p>3,8209512</text:p>
          </table:table-cell>
          <table:table-cell office:value-type="float" office:value="5.5542061" calcext:value-type="float">
            <text:p>5,5542061</text:p>
          </table:table-cell>
          <table:table-cell office:value-type="string" calcext:value-type="string">
            <text:p>N7VI</text:p>
          </table:table-cell>
          <table:table-cell/>
        </table:table-row>
        <table:table-row table:style-name="ro1">
          <table:table-cell office:value-type="float" office:value="3.9166485" calcext:value-type="float">
            <text:p>3,9166485</text:p>
          </table:table-cell>
          <table:table-cell office:value-type="float" office:value="6.4147538" calcext:value-type="float">
            <text:p>6,4147538</text:p>
          </table:table-cell>
          <table:table-cell office:value-type="string" calcext:value-type="string">
            <text:p>Y6II</text:p>
          </table:table-cell>
          <table:table-cell/>
        </table:table-row>
        <table:table-row table:style-name="ro1">
          <table:table-cell office:value-type="float" office:value="4.1849127" calcext:value-type="float">
            <text:p>4,1849127</text:p>
          </table:table-cell>
          <table:table-cell office:value-type="float" office:value="6.635873" calcext:value-type="float">
            <text:p>6,635873</text:p>
          </table:table-cell>
          <table:table-cell office:value-type="string" calcext:value-type="string">
            <text:p>J1I</text:p>
          </table:table-cell>
          <table:table-cell/>
        </table:table-row>
        <table:table-row table:style-name="ro1">
          <table:table-cell office:value-type="float" office:value="4.3853119" calcext:value-type="float">
            <text:p>4,3853119</text:p>
          </table:table-cell>
          <table:table-cell office:value-type="float" office:value="6.318272" calcext:value-type="float">
            <text:p>6,318272</text:p>
          </table:table-cell>
          <table:table-cell office:value-type="string" calcext:value-type="string">
            <text:p>L4IV</text:p>
          </table:table-cell>
          <table:table-cell/>
        </table:table-row>
        <table:table-row table:style-name="ro1">
          <table:table-cell office:value-type="float" office:value="6.3108066" calcext:value-type="float">
            <text:p>6,3108066</text:p>
          </table:table-cell>
          <table:table-cell office:value-type="float" office:value="12.1382904" calcext:value-type="float">
            <text:p>12,1382904</text:p>
          </table:table-cell>
          <table:table-cell office:value-type="string" calcext:value-type="string">
            <text:p>G6IV</text:p>
          </table:table-cell>
          <table:table-cell/>
        </table:table-row>
        <table:table-row table:style-name="ro1">
          <table:table-cell office:value-type="float" office:value="7.5950877" calcext:value-type="float">
            <text:p>7,5950877</text:p>
          </table:table-cell>
          <table:table-cell office:value-type="float" office:value="12.6190696" calcext:value-type="float">
            <text:p>12,6190696</text:p>
          </table:table-cell>
          <table:table-cell office:value-type="string" calcext:value-type="string">
            <text:p>L8VI</text:p>
          </table:table-cell>
          <table:table-cell/>
        </table:table-row>
        <table:table-row table:style-name="ro1">
          <table:table-cell office:value-type="float" office:value="4.1995432" calcext:value-type="float">
            <text:p>4,1995432</text:p>
          </table:table-cell>
          <table:table-cell office:value-type="float" office:value="6.0140662" calcext:value-type="float">
            <text:p>6,0140662</text:p>
          </table:table-cell>
          <table:table-cell office:value-type="string" calcext:value-type="string">
            <text:p>N9IV</text:p>
          </table:table-cell>
          <table:table-cell/>
        </table:table-row>
        <table:table-row table:style-name="ro1">
          <table:table-cell office:value-type="float" office:value="3.1205314" calcext:value-type="float">
            <text:p>3,1205314</text:p>
          </table:table-cell>
          <table:table-cell office:value-type="float" office:value="5.5700617" calcext:value-type="float">
            <text:p>5,5700617</text:p>
          </table:table-cell>
          <table:table-cell office:value-type="string" calcext:value-type="string">
            <text:p>Z5VII</text:p>
          </table:table-cell>
          <table:table-cell/>
        </table:table-row>
        <table:table-row table:style-name="ro1">
          <table:table-cell office:value-type="float" office:value="7.119378" calcext:value-type="float">
            <text:p>7,119378</text:p>
          </table:table-cell>
          <table:table-cell office:value-type="float" office:value="11.7026587" calcext:value-type="float">
            <text:p>11,7026587</text:p>
          </table:table-cell>
          <table:table-cell office:value-type="string" calcext:value-type="string">
            <text:p>Y9II</text:p>
          </table:table-cell>
          <table:table-cell/>
        </table:table-row>
        <table:table-row table:style-name="ro1">
          <table:table-cell office:value-type="float" office:value="3.0983143" calcext:value-type="float">
            <text:p>3,0983143</text:p>
          </table:table-cell>
          <table:table-cell office:value-type="float" office:value="6.3067308" calcext:value-type="float">
            <text:p>6,3067308</text:p>
          </table:table-cell>
          <table:table-cell office:value-type="string" calcext:value-type="string">
            <text:p>N2III</text:p>
          </table:table-cell>
          <table:table-cell/>
        </table:table-row>
        <table:table-row table:style-name="ro1">
          <table:table-cell office:value-type="float" office:value="7.4308695" calcext:value-type="float">
            <text:p>7,4308695</text:p>
          </table:table-cell>
          <table:table-cell office:value-type="float" office:value="11.813578" calcext:value-type="float">
            <text:p>11,813578</text:p>
          </table:table-cell>
          <table:table-cell office:value-type="string" calcext:value-type="string">
            <text:p>J6III</text:p>
          </table:table-cell>
          <table:table-cell/>
        </table:table-row>
        <table:table-row table:style-name="ro1">
          <table:table-cell office:value-type="float" office:value="3.867747" calcext:value-type="float">
            <text:p>3,867747</text:p>
          </table:table-cell>
          <table:table-cell office:value-type="float" office:value="5.6157075" calcext:value-type="float">
            <text:p>5,6157075</text:p>
          </table:table-cell>
          <table:table-cell office:value-type="string" calcext:value-type="string">
            <text:p>Y9II</text:p>
          </table:table-cell>
          <table:table-cell/>
        </table:table-row>
        <table:table-row table:style-name="ro1">
          <table:table-cell office:value-type="float" office:value="3.8584375" calcext:value-type="float">
            <text:p>3,8584375</text:p>
          </table:table-cell>
          <table:table-cell office:value-type="float" office:value="5.2939373" calcext:value-type="float">
            <text:p>5,2939373</text:p>
          </table:table-cell>
          <table:table-cell office:value-type="string" calcext:value-type="string">
            <text:p>S6VII</text:p>
          </table:table-cell>
          <table:table-cell/>
        </table:table-row>
        <table:table-row table:style-name="ro1">
          <table:table-cell office:value-type="float" office:value="3.5828954" calcext:value-type="float">
            <text:p>3,5828954</text:p>
          </table:table-cell>
          <table:table-cell office:value-type="float" office:value="6.137847" calcext:value-type="float">
            <text:p>6,137847</text:p>
          </table:table-cell>
          <table:table-cell office:value-type="string" calcext:value-type="string">
            <text:p>Y8VI</text:p>
          </table:table-cell>
          <table:table-cell/>
        </table:table-row>
        <table:table-row table:style-name="ro1">
          <table:table-cell office:value-type="float" office:value="5.8444073" calcext:value-type="float">
            <text:p>5,8444073</text:p>
          </table:table-cell>
          <table:table-cell office:value-type="float" office:value="12.6155225" calcext:value-type="float">
            <text:p>12,6155225</text:p>
          </table:table-cell>
          <table:table-cell office:value-type="string" calcext:value-type="string">
            <text:p>Y6II</text:p>
          </table:table-cell>
          <table:table-cell/>
        </table:table-row>
        <table:table-row table:style-name="ro1">
          <table:table-cell office:value-type="float" office:value="6.6485294" calcext:value-type="float">
            <text:p>6,6485294</text:p>
          </table:table-cell>
          <table:table-cell office:value-type="float" office:value="12.6593794" calcext:value-type="float">
            <text:p>12,6593794</text:p>
          </table:table-cell>
          <table:table-cell office:value-type="string" calcext:value-type="string">
            <text:p>Z6I</text:p>
          </table:table-cell>
          <table:table-cell/>
        </table:table-row>
        <table:table-row table:style-name="ro1">
          <table:table-cell office:value-type="float" office:value="5.9985779" calcext:value-type="float">
            <text:p>5,9985779</text:p>
          </table:table-cell>
          <table:table-cell office:value-type="float" office:value="12.3805728" calcext:value-type="float">
            <text:p>12,3805728</text:p>
          </table:table-cell>
          <table:table-cell office:value-type="string" calcext:value-type="string">
            <text:p>Z8VII</text:p>
          </table:table-cell>
          <table:table-cell/>
        </table:table-row>
        <table:table-row table:style-name="ro1">
          <table:table-cell office:value-type="float" office:value="6.8120654" calcext:value-type="float">
            <text:p>6,8120654</text:p>
          </table:table-cell>
          <table:table-cell office:value-type="float" office:value="12.025675" calcext:value-type="float">
            <text:p>12,025675</text:p>
          </table:table-cell>
          <table:table-cell office:value-type="string" calcext:value-type="string">
            <text:p>L5V</text:p>
          </table:table-cell>
          <table:table-cell/>
        </table:table-row>
        <table:table-row table:style-name="ro1">
          <table:table-cell office:value-type="float" office:value="6.3364429" calcext:value-type="float">
            <text:p>6,3364429</text:p>
          </table:table-cell>
          <table:table-cell office:value-type="float" office:value="12.5041112" calcext:value-type="float">
            <text:p>12,5041112</text:p>
          </table:table-cell>
          <table:table-cell office:value-type="string" calcext:value-type="string">
            <text:p>G2I</text:p>
          </table:table-cell>
          <table:table-cell/>
        </table:table-row>
        <table:table-row table:style-name="ro1">
          <table:table-cell office:value-type="float" office:value="6.4183497" calcext:value-type="float">
            <text:p>6,4183497</text:p>
          </table:table-cell>
          <table:table-cell office:value-type="float" office:value="12.179554" calcext:value-type="float">
            <text:p>12,179554</text:p>
          </table:table-cell>
          <table:table-cell office:value-type="string" calcext:value-type="string">
            <text:p>J5VII</text:p>
          </table:table-cell>
          <table:table-cell/>
        </table:table-row>
        <table:table-row table:style-name="ro1">
          <table:table-cell office:value-type="float" office:value="4.6127713" calcext:value-type="float">
            <text:p>4,6127713</text:p>
          </table:table-cell>
          <table:table-cell office:value-type="float" office:value="5.7919748" calcext:value-type="float">
            <text:p>5,7919748</text:p>
          </table:table-cell>
          <table:table-cell office:value-type="string" calcext:value-type="string">
            <text:p>Z5I</text:p>
          </table:table-cell>
          <table:table-cell/>
        </table:table-row>
        <table:table-row table:style-name="ro1">
          <table:table-cell office:value-type="float" office:value="6.8404005" calcext:value-type="float">
            <text:p>6,8404005</text:p>
          </table:table-cell>
          <table:table-cell office:value-type="float" office:value="12.3073165" calcext:value-type="float">
            <text:p>12,3073165</text:p>
          </table:table-cell>
          <table:table-cell office:value-type="string" calcext:value-type="string">
            <text:p>Z9IV</text:p>
          </table:table-cell>
          <table:table-cell/>
        </table:table-row>
        <table:table-row table:style-name="ro1">
          <table:table-cell office:value-type="float" office:value="3.4870242" calcext:value-type="float">
            <text:p>3,4870242</text:p>
          </table:table-cell>
          <table:table-cell office:value-type="float" office:value="5.6617462" calcext:value-type="float">
            <text:p>5,6617462</text:p>
          </table:table-cell>
          <table:table-cell office:value-type="string" calcext:value-type="string">
            <text:p>N2I</text:p>
          </table:table-cell>
          <table:table-cell/>
        </table:table-row>
        <table:table-row table:style-name="ro1">
          <table:table-cell office:value-type="float" office:value="3.7415606" calcext:value-type="float">
            <text:p>3,7415606</text:p>
          </table:table-cell>
          <table:table-cell office:value-type="float" office:value="6.1855119" calcext:value-type="float">
            <text:p>6,1855119</text:p>
          </table:table-cell>
          <table:table-cell office:value-type="string" calcext:value-type="string">
            <text:p>J5I</text:p>
          </table:table-cell>
          <table:table-cell/>
        </table:table-row>
        <table:table-row table:style-name="ro1">
          <table:table-cell office:value-type="float" office:value="2.2041051" calcext:value-type="float">
            <text:p>2,2041051</text:p>
          </table:table-cell>
          <table:table-cell office:value-type="float" office:value="6.6768364" calcext:value-type="float">
            <text:p>6,6768364</text:p>
          </table:table-cell>
          <table:table-cell office:value-type="string" calcext:value-type="string">
            <text:p>S6VI</text:p>
          </table:table-cell>
          <table:table-cell/>
        </table:table-row>
        <table:table-row table:style-name="ro1">
          <table:table-cell office:value-type="float" office:value="4.182129" calcext:value-type="float">
            <text:p>4,182129</text:p>
          </table:table-cell>
          <table:table-cell office:value-type="float" office:value="6.355851" calcext:value-type="float">
            <text:p>6,355851</text:p>
          </table:table-cell>
          <table:table-cell office:value-type="string" calcext:value-type="string">
            <text:p>L2V</text:p>
          </table:table-cell>
          <table:table-cell/>
        </table:table-row>
        <table:table-row table:style-name="ro1">
          <table:table-cell office:value-type="float" office:value="7.7362391" calcext:value-type="float">
            <text:p>7,7362391</text:p>
          </table:table-cell>
          <table:table-cell office:value-type="float" office:value="12.7337379" calcext:value-type="float">
            <text:p>12,7337379</text:p>
          </table:table-cell>
          <table:table-cell office:value-type="string" calcext:value-type="string">
            <text:p>J3IV</text:p>
          </table:table-cell>
          <table:table-cell/>
        </table:table-row>
        <table:table-row table:style-name="ro1">
          <table:table-cell office:value-type="float" office:value="3.6910258" calcext:value-type="float">
            <text:p>3,6910258</text:p>
          </table:table-cell>
          <table:table-cell office:value-type="float" office:value="5.3097123" calcext:value-type="float">
            <text:p>5,3097123</text:p>
          </table:table-cell>
          <table:table-cell office:value-type="string" calcext:value-type="string">
            <text:p>Z7VII</text:p>
          </table:table-cell>
          <table:table-cell/>
        </table:table-row>
        <table:table-row table:style-name="ro1">
          <table:table-cell office:value-type="float" office:value="7.3703687" calcext:value-type="float">
            <text:p>7,3703687</text:p>
          </table:table-cell>
          <table:table-cell office:value-type="float" office:value="11.954758" calcext:value-type="float">
            <text:p>11,954758</text:p>
          </table:table-cell>
          <table:table-cell office:value-type="string" calcext:value-type="string">
            <text:p>Z1VI</text:p>
          </table:table-cell>
          <table:table-cell/>
        </table:table-row>
        <table:table-row table:style-name="ro1">
          <table:table-cell office:value-type="float" office:value="6.1340091" calcext:value-type="float">
            <text:p>6,1340091</text:p>
          </table:table-cell>
          <table:table-cell office:value-type="float" office:value="12.826658" calcext:value-type="float">
            <text:p>12,826658</text:p>
          </table:table-cell>
          <table:table-cell office:value-type="string" calcext:value-type="string">
            <text:p>G3IV</text:p>
          </table:table-cell>
          <table:table-cell/>
        </table:table-row>
        <table:table-row table:style-name="ro1">
          <table:table-cell office:value-type="float" office:value="5.0737105" calcext:value-type="float">
            <text:p>5,0737105</text:p>
          </table:table-cell>
          <table:table-cell office:value-type="float" office:value="6.0829993" calcext:value-type="float">
            <text:p>6,0829993</text:p>
          </table:table-cell>
          <table:table-cell office:value-type="string" calcext:value-type="string">
            <text:p>Z2II</text:p>
          </table:table-cell>
          <table:table-cell/>
        </table:table-row>
        <table:table-row table:style-name="ro1">
          <table:table-cell office:value-type="float" office:value="5.5290704" calcext:value-type="float">
            <text:p>5,5290704</text:p>
          </table:table-cell>
          <table:table-cell office:value-type="float" office:value="6.3370952" calcext:value-type="float">
            <text:p>6,3370952</text:p>
          </table:table-cell>
          <table:table-cell office:value-type="string" calcext:value-type="string">
            <text:p>Z2VII</text:p>
          </table:table-cell>
          <table:table-cell/>
        </table:table-row>
        <table:table-row table:style-name="ro1">
          <table:table-cell office:value-type="float" office:value="6.6765541" calcext:value-type="float">
            <text:p>6,6765541</text:p>
          </table:table-cell>
          <table:table-cell office:value-type="float" office:value="12.0231751" calcext:value-type="float">
            <text:p>12,0231751</text:p>
          </table:table-cell>
          <table:table-cell office:value-type="string" calcext:value-type="string">
            <text:p>Y1III</text:p>
          </table:table-cell>
          <table:table-cell/>
        </table:table-row>
        <table:table-row table:style-name="ro1">
          <table:table-cell office:value-type="float" office:value="4.3818931" calcext:value-type="float">
            <text:p>4,3818931</text:p>
          </table:table-cell>
          <table:table-cell office:value-type="float" office:value="6.2113485" calcext:value-type="float">
            <text:p>6,2113485</text:p>
          </table:table-cell>
          <table:table-cell office:value-type="string" calcext:value-type="string">
            <text:p>N1VII</text:p>
          </table:table-cell>
          <table:table-cell/>
        </table:table-row>
        <table:table-row table:style-name="ro1">
          <table:table-cell office:value-type="float" office:value="8.0264084" calcext:value-type="float">
            <text:p>8,0264084</text:p>
          </table:table-cell>
          <table:table-cell office:value-type="float" office:value="12.6086112" calcext:value-type="float">
            <text:p>12,6086112</text:p>
          </table:table-cell>
          <table:table-cell office:value-type="string" calcext:value-type="string">
            <text:p>N1V</text:p>
          </table:table-cell>
          <table:table-cell/>
        </table:table-row>
        <table:table-row table:style-name="ro1">
          <table:table-cell office:value-type="float" office:value="6.5223835" calcext:value-type="float">
            <text:p>6,5223835</text:p>
          </table:table-cell>
          <table:table-cell office:value-type="float" office:value="12.2566877" calcext:value-type="float">
            <text:p>12,2566877</text:p>
          </table:table-cell>
          <table:table-cell office:value-type="string" calcext:value-type="string">
            <text:p>N4VI</text:p>
          </table:table-cell>
          <table:table-cell/>
        </table:table-row>
        <table:table-row table:style-name="ro1">
          <table:table-cell office:value-type="float" office:value="6.0395902" calcext:value-type="float">
            <text:p>6,0395902</text:p>
          </table:table-cell>
          <table:table-cell office:value-type="float" office:value="12.4695212" calcext:value-type="float">
            <text:p>12,4695212</text:p>
          </table:table-cell>
          <table:table-cell office:value-type="string" calcext:value-type="string">
            <text:p>Z2IV</text:p>
          </table:table-cell>
          <table:table-cell/>
        </table:table-row>
        <table:table-row table:style-name="ro1">
          <table:table-cell office:value-type="float" office:value="3.9376238" calcext:value-type="float">
            <text:p>3,9376238</text:p>
          </table:table-cell>
          <table:table-cell office:value-type="float" office:value="6.2523969" calcext:value-type="float">
            <text:p>6,2523969</text:p>
          </table:table-cell>
          <table:table-cell office:value-type="string" calcext:value-type="string">
            <text:p>Y6IV</text:p>
          </table:table-cell>
          <table:table-cell/>
        </table:table-row>
        <table:table-row table:style-name="ro1">
          <table:table-cell office:value-type="float" office:value="5.735486" calcext:value-type="float">
            <text:p>5,735486</text:p>
          </table:table-cell>
          <table:table-cell office:value-type="float" office:value="12.4108415" calcext:value-type="float">
            <text:p>12,4108415</text:p>
          </table:table-cell>
          <table:table-cell office:value-type="string" calcext:value-type="string">
            <text:p>S6IV</text:p>
          </table:table-cell>
          <table:table-cell/>
        </table:table-row>
        <table:table-row table:style-name="ro1">
          <table:table-cell office:value-type="float" office:value="6.4368875" calcext:value-type="float">
            <text:p>6,4368875</text:p>
          </table:table-cell>
          <table:table-cell office:value-type="float" office:value="12.1056512" calcext:value-type="float">
            <text:p>12,1056512</text:p>
          </table:table-cell>
          <table:table-cell office:value-type="string" calcext:value-type="string">
            <text:p>L9V</text:p>
          </table:table-cell>
          <table:table-cell/>
        </table:table-row>
        <table:table-row table:style-name="ro1">
          <table:table-cell office:value-type="float" office:value="2.8592643" calcext:value-type="float">
            <text:p>2,8592643</text:p>
          </table:table-cell>
          <table:table-cell office:value-type="float" office:value="6.253253" calcext:value-type="float">
            <text:p>6,253253</text:p>
          </table:table-cell>
          <table:table-cell office:value-type="string" calcext:value-type="string">
            <text:p>N1VII</text:p>
          </table:table-cell>
          <table:table-cell/>
        </table:table-row>
        <table:table-row table:style-name="ro1">
          <table:table-cell office:value-type="float" office:value="7.419195" calcext:value-type="float">
            <text:p>7,419195</text:p>
          </table:table-cell>
          <table:table-cell office:value-type="float" office:value="13.0042192" calcext:value-type="float">
            <text:p>13,0042192</text:p>
          </table:table-cell>
          <table:table-cell office:value-type="string" calcext:value-type="string">
            <text:p>G2VII</text:p>
          </table:table-cell>
          <table:table-cell/>
        </table:table-row>
        <table:table-row table:style-name="ro1">
          <table:table-cell office:value-type="float" office:value="2.8483952" calcext:value-type="float">
            <text:p>2,8483952</text:p>
          </table:table-cell>
          <table:table-cell office:value-type="float" office:value="6.3700966" calcext:value-type="float">
            <text:p>6,3700966</text:p>
          </table:table-cell>
          <table:table-cell office:value-type="string" calcext:value-type="string">
            <text:p>Y9IV</text:p>
          </table:table-cell>
          <table:table-cell/>
        </table:table-row>
        <table:table-row table:style-name="ro1">
          <table:table-cell office:value-type="float" office:value="3.6696525" calcext:value-type="float">
            <text:p>3,6696525</text:p>
          </table:table-cell>
          <table:table-cell office:value-type="float" office:value="6.1281851" calcext:value-type="float">
            <text:p>6,1281851</text:p>
          </table:table-cell>
          <table:table-cell office:value-type="string" calcext:value-type="string">
            <text:p>L3VI</text:p>
          </table:table-cell>
          <table:table-cell/>
        </table:table-row>
        <table:table-row table:style-name="ro1">
          <table:table-cell office:value-type="float" office:value="4.1224868" calcext:value-type="float">
            <text:p>4,1224868</text:p>
          </table:table-cell>
          <table:table-cell office:value-type="float" office:value="5.8516133" calcext:value-type="float">
            <text:p>5,8516133</text:p>
          </table:table-cell>
          <table:table-cell office:value-type="string" calcext:value-type="string">
            <text:p>G4III</text:p>
          </table:table-cell>
          <table:table-cell/>
        </table:table-row>
        <table:table-row table:style-name="ro1">
          <table:table-cell office:value-type="float" office:value="2.0899538" calcext:value-type="float">
            <text:p>2,0899538</text:p>
          </table:table-cell>
          <table:table-cell office:value-type="float" office:value="6.1176602" calcext:value-type="float">
            <text:p>6,1176602</text:p>
          </table:table-cell>
          <table:table-cell office:value-type="string" calcext:value-type="string">
            <text:p>J8VI</text:p>
          </table:table-cell>
          <table:table-cell/>
        </table:table-row>
        <table:table-row table:style-name="ro1">
          <table:table-cell office:value-type="float" office:value="7.3815704" calcext:value-type="float">
            <text:p>7,3815704</text:p>
          </table:table-cell>
          <table:table-cell office:value-type="float" office:value="12.8888042" calcext:value-type="float">
            <text:p>12,8888042</text:p>
          </table:table-cell>
          <table:table-cell office:value-type="string" calcext:value-type="string">
            <text:p>N8VI</text:p>
          </table:table-cell>
          <table:table-cell/>
        </table:table-row>
        <table:table-row table:style-name="ro1">
          <table:table-cell office:value-type="float" office:value="3.9951754" calcext:value-type="float">
            <text:p>3,9951754</text:p>
          </table:table-cell>
          <table:table-cell office:value-type="float" office:value="5.7468867" calcext:value-type="float">
            <text:p>5,7468867</text:p>
          </table:table-cell>
          <table:table-cell office:value-type="string" calcext:value-type="string">
            <text:p>L7IV</text:p>
          </table:table-cell>
          <table:table-cell/>
        </table:table-row>
        <table:table-row table:style-name="ro1">
          <table:table-cell office:value-type="float" office:value="7.3633897" calcext:value-type="float">
            <text:p>7,3633897</text:p>
          </table:table-cell>
          <table:table-cell office:value-type="float" office:value="12.1066727" calcext:value-type="float">
            <text:p>12,1066727</text:p>
          </table:table-cell>
          <table:table-cell office:value-type="string" calcext:value-type="string">
            <text:p>N4V</text:p>
          </table:table-cell>
          <table:table-cell/>
        </table:table-row>
        <table:table-row table:style-name="ro1">
          <table:table-cell office:value-type="float" office:value="2.5477279" calcext:value-type="float">
            <text:p>2,5477279</text:p>
          </table:table-cell>
          <table:table-cell office:value-type="float" office:value="6.3983045" calcext:value-type="float">
            <text:p>6,3983045</text:p>
          </table:table-cell>
          <table:table-cell office:value-type="string" calcext:value-type="string">
            <text:p>J9V</text:p>
          </table:table-cell>
          <table:table-cell/>
        </table:table-row>
        <table:table-row table:style-name="ro1">
          <table:table-cell office:value-type="float" office:value="3.6964985" calcext:value-type="float">
            <text:p>3,6964985</text:p>
          </table:table-cell>
          <table:table-cell office:value-type="float" office:value="6.3722811" calcext:value-type="float">
            <text:p>6,3722811</text:p>
          </table:table-cell>
          <table:table-cell office:value-type="string" calcext:value-type="string">
            <text:p>G5III</text:p>
          </table:table-cell>
          <table:table-cell/>
        </table:table-row>
        <table:table-row table:style-name="ro1">
          <table:table-cell office:value-type="float" office:value="2.9896794" calcext:value-type="float">
            <text:p>2,9896794</text:p>
          </table:table-cell>
          <table:table-cell office:value-type="float" office:value="6.3429387" calcext:value-type="float">
            <text:p>6,3429387</text:p>
          </table:table-cell>
          <table:table-cell office:value-type="string" calcext:value-type="string">
            <text:p>N4V</text:p>
          </table:table-cell>
          <table:table-cell/>
        </table:table-row>
        <table:table-row table:style-name="ro1">
          <table:table-cell office:value-type="float" office:value="3.8238252" calcext:value-type="float">
            <text:p>3,8238252</text:p>
          </table:table-cell>
          <table:table-cell office:value-type="float" office:value="6.5612626" calcext:value-type="float">
            <text:p>6,5612626</text:p>
          </table:table-cell>
          <table:table-cell office:value-type="string" calcext:value-type="string">
            <text:p>L4III</text:p>
          </table:table-cell>
          <table:table-cell/>
        </table:table-row>
        <table:table-row table:style-name="ro1">
          <table:table-cell office:value-type="float" office:value="7.9922122" calcext:value-type="float">
            <text:p>7,9922122</text:p>
          </table:table-cell>
          <table:table-cell office:value-type="float" office:value="12.002634" calcext:value-type="float">
            <text:p>12,002634</text:p>
          </table:table-cell>
          <table:table-cell office:value-type="string" calcext:value-type="string">
            <text:p>N5V</text:p>
          </table:table-cell>
          <table:table-cell/>
        </table:table-row>
        <table:table-row table:style-name="ro1">
          <table:table-cell office:value-type="float" office:value="5.3699432" calcext:value-type="float">
            <text:p>5,3699432</text:p>
          </table:table-cell>
          <table:table-cell office:value-type="float" office:value="6.5302491" calcext:value-type="float">
            <text:p>6,5302491</text:p>
          </table:table-cell>
          <table:table-cell office:value-type="string" calcext:value-type="string">
            <text:p>G8III</text:p>
          </table:table-cell>
          <table:table-cell/>
        </table:table-row>
        <table:table-row table:style-name="ro1">
          <table:table-cell office:value-type="float" office:value="6.5829041" calcext:value-type="float">
            <text:p>6,5829041</text:p>
          </table:table-cell>
          <table:table-cell office:value-type="float" office:value="12.1078107" calcext:value-type="float">
            <text:p>12,1078107</text:p>
          </table:table-cell>
          <table:table-cell office:value-type="string" calcext:value-type="string">
            <text:p>J1VI</text:p>
          </table:table-cell>
          <table:table-cell/>
        </table:table-row>
        <table:table-row table:style-name="ro1">
          <table:table-cell office:value-type="float" office:value="7.3278786" calcext:value-type="float">
            <text:p>7,3278786</text:p>
          </table:table-cell>
          <table:table-cell office:value-type="float" office:value="12.6222308" calcext:value-type="float">
            <text:p>12,6222308</text:p>
          </table:table-cell>
          <table:table-cell office:value-type="string" calcext:value-type="string">
            <text:p>Y7VII</text:p>
          </table:table-cell>
          <table:table-cell/>
        </table:table-row>
        <table:table-row table:style-name="ro1">
          <table:table-cell office:value-type="float" office:value="3.6357195" calcext:value-type="float">
            <text:p>3,6357195</text:p>
          </table:table-cell>
          <table:table-cell office:value-type="float" office:value="5.5571264" calcext:value-type="float">
            <text:p>5,5571264</text:p>
          </table:table-cell>
          <table:table-cell office:value-type="string" calcext:value-type="string">
            <text:p>Z7I</text:p>
          </table:table-cell>
          <table:table-cell/>
        </table:table-row>
        <table:table-row table:style-name="ro1">
          <table:table-cell office:value-type="float" office:value="3.5992143" calcext:value-type="float">
            <text:p>3,5992143</text:p>
          </table:table-cell>
          <table:table-cell office:value-type="float" office:value="6.5503782" calcext:value-type="float">
            <text:p>6,5503782</text:p>
          </table:table-cell>
          <table:table-cell office:value-type="string" calcext:value-type="string">
            <text:p>S9VI</text:p>
          </table:table-cell>
          <table:table-cell/>
        </table:table-row>
        <table:table-row table:style-name="ro1">
          <table:table-cell office:value-type="float" office:value="3.3136864" calcext:value-type="float">
            <text:p>3,3136864</text:p>
          </table:table-cell>
          <table:table-cell office:value-type="float" office:value="5.4956585" calcext:value-type="float">
            <text:p>5,4956585</text:p>
          </table:table-cell>
          <table:table-cell office:value-type="string" calcext:value-type="string">
            <text:p>N4III</text:p>
          </table:table-cell>
          <table:table-cell/>
        </table:table-row>
        <table:table-row table:style-name="ro1">
          <table:table-cell office:value-type="float" office:value="5.2777805" calcext:value-type="float">
            <text:p>5,2777805</text:p>
          </table:table-cell>
          <table:table-cell office:value-type="float" office:value="5.8928639" calcext:value-type="float">
            <text:p>5,8928639</text:p>
          </table:table-cell>
          <table:table-cell office:value-type="string" calcext:value-type="string">
            <text:p>Y5VII</text:p>
          </table:table-cell>
          <table:table-cell/>
        </table:table-row>
        <table:table-row table:style-name="ro1">
          <table:table-cell office:value-type="float" office:value="6.8911339" calcext:value-type="float">
            <text:p>6,8911339</text:p>
          </table:table-cell>
          <table:table-cell office:value-type="float" office:value="12.8299611" calcext:value-type="float">
            <text:p>12,8299611</text:p>
          </table:table-cell>
          <table:table-cell office:value-type="string" calcext:value-type="string">
            <text:p>L5V</text:p>
          </table:table-cell>
          <table:table-cell/>
        </table:table-row>
        <table:table-row table:style-name="ro1">
          <table:table-cell office:value-type="float" office:value="4.1115386" calcext:value-type="float">
            <text:p>4,1115386</text:p>
          </table:table-cell>
          <table:table-cell office:value-type="float" office:value="6.5256207" calcext:value-type="float">
            <text:p>6,5256207</text:p>
          </table:table-cell>
          <table:table-cell office:value-type="string" calcext:value-type="string">
            <text:p>Y8I</text:p>
          </table:table-cell>
          <table:table-cell/>
        </table:table-row>
        <table:table-row table:style-name="ro1">
          <table:table-cell office:value-type="float" office:value="7.2656019" calcext:value-type="float">
            <text:p>7,2656019</text:p>
          </table:table-cell>
          <table:table-cell office:value-type="float" office:value="12.4221152" calcext:value-type="float">
            <text:p>12,4221152</text:p>
          </table:table-cell>
          <table:table-cell office:value-type="string" calcext:value-type="string">
            <text:p>N1IV</text:p>
          </table:table-cell>
          <table:table-cell/>
        </table:table-row>
        <table:table-row table:style-name="ro1">
          <table:table-cell office:value-type="float" office:value="7.175377" calcext:value-type="float">
            <text:p>7,175377</text:p>
          </table:table-cell>
          <table:table-cell office:value-type="float" office:value="12.3117229" calcext:value-type="float">
            <text:p>12,3117229</text:p>
          </table:table-cell>
          <table:table-cell office:value-type="string" calcext:value-type="string">
            <text:p>Z1III</text:p>
          </table:table-cell>
          <table:table-cell/>
        </table:table-row>
        <table:table-row table:style-name="ro1">
          <table:table-cell office:value-type="float" office:value="3.9546323" calcext:value-type="float">
            <text:p>3,9546323</text:p>
          </table:table-cell>
          <table:table-cell office:value-type="float" office:value="6.9649362" calcext:value-type="float">
            <text:p>6,9649362</text:p>
          </table:table-cell>
          <table:table-cell office:value-type="string" calcext:value-type="string">
            <text:p>N8II</text:p>
          </table:table-cell>
          <table:table-cell/>
        </table:table-row>
        <table:table-row table:style-name="ro1">
          <table:table-cell office:value-type="float" office:value="5.5187594" calcext:value-type="float">
            <text:p>5,5187594</text:p>
          </table:table-cell>
          <table:table-cell office:value-type="float" office:value="12.8933735" calcext:value-type="float">
            <text:p>12,8933735</text:p>
          </table:table-cell>
          <table:table-cell office:value-type="string" calcext:value-type="string">
            <text:p>J7III</text:p>
          </table:table-cell>
          <table:table-cell/>
        </table:table-row>
        <table:table-row table:style-name="ro1">
          <table:table-cell office:value-type="float" office:value="3.3997798" calcext:value-type="float">
            <text:p>3,3997798</text:p>
          </table:table-cell>
          <table:table-cell office:value-type="float" office:value="5.8617179" calcext:value-type="float">
            <text:p>5,8617179</text:p>
          </table:table-cell>
          <table:table-cell office:value-type="string" calcext:value-type="string">
            <text:p>J4I</text:p>
          </table:table-cell>
          <table:table-cell/>
        </table:table-row>
        <table:table-row table:style-name="ro1">
          <table:table-cell office:value-type="float" office:value="3.9575824" calcext:value-type="float">
            <text:p>3,9575824</text:p>
          </table:table-cell>
          <table:table-cell office:value-type="float" office:value="6.4547978" calcext:value-type="float">
            <text:p>6,4547978</text:p>
          </table:table-cell>
          <table:table-cell office:value-type="string" calcext:value-type="string">
            <text:p>Y2V</text:p>
          </table:table-cell>
          <table:table-cell/>
        </table:table-row>
        <table:table-row table:style-name="ro1">
          <table:table-cell office:value-type="float" office:value="4.2887303" calcext:value-type="float">
            <text:p>4,2887303</text:p>
          </table:table-cell>
          <table:table-cell office:value-type="float" office:value="6.7432009" calcext:value-type="float">
            <text:p>6,7432009</text:p>
          </table:table-cell>
          <table:table-cell office:value-type="string" calcext:value-type="string">
            <text:p>Z1IV</text:p>
          </table:table-cell>
          <table:table-cell/>
        </table:table-row>
        <table:table-row table:style-name="ro1">
          <table:table-cell office:value-type="float" office:value="8.3415667" calcext:value-type="float">
            <text:p>8,3415667</text:p>
          </table:table-cell>
          <table:table-cell office:value-type="float" office:value="12.905261" calcext:value-type="float">
            <text:p>12,905261</text:p>
          </table:table-cell>
          <table:table-cell office:value-type="string" calcext:value-type="string">
            <text:p>J5VI</text:p>
          </table:table-cell>
          <table:table-cell/>
        </table:table-row>
        <table:table-row table:style-name="ro1">
          <table:table-cell office:value-type="float" office:value="7.2147038" calcext:value-type="float">
            <text:p>7,2147038</text:p>
          </table:table-cell>
          <table:table-cell office:value-type="float" office:value="12.8881253" calcext:value-type="float">
            <text:p>12,8881253</text:p>
          </table:table-cell>
          <table:table-cell office:value-type="string" calcext:value-type="string">
            <text:p>N7IV</text:p>
          </table:table-cell>
          <table:table-cell/>
        </table:table-row>
        <table:table-row table:style-name="ro1">
          <table:table-cell office:value-type="float" office:value="6.8010857" calcext:value-type="float">
            <text:p>6,8010857</text:p>
          </table:table-cell>
          <table:table-cell office:value-type="float" office:value="11.9653266" calcext:value-type="float">
            <text:p>11,9653266</text:p>
          </table:table-cell>
          <table:table-cell office:value-type="string" calcext:value-type="string">
            <text:p>Z2VI</text:p>
          </table:table-cell>
          <table:table-cell/>
        </table:table-row>
        <table:table-row table:style-name="ro1">
          <table:table-cell office:value-type="float" office:value="6.1787346" calcext:value-type="float">
            <text:p>6,1787346</text:p>
          </table:table-cell>
          <table:table-cell office:value-type="float" office:value="12.5152782" calcext:value-type="float">
            <text:p>12,5152782</text:p>
          </table:table-cell>
          <table:table-cell office:value-type="string" calcext:value-type="string">
            <text:p>Z9VI</text:p>
          </table:table-cell>
          <table:table-cell/>
        </table:table-row>
        <table:table-row table:style-name="ro1">
          <table:table-cell office:value-type="float" office:value="3.9511745" calcext:value-type="float">
            <text:p>3,9511745</text:p>
          </table:table-cell>
          <table:table-cell office:value-type="float" office:value="6.2712242" calcext:value-type="float">
            <text:p>6,2712242</text:p>
          </table:table-cell>
          <table:table-cell office:value-type="string" calcext:value-type="string">
            <text:p>S4II</text:p>
          </table:table-cell>
          <table:table-cell/>
        </table:table-row>
        <table:table-row table:style-name="ro1">
          <table:table-cell office:value-type="float" office:value="7.0598792" calcext:value-type="float">
            <text:p>7,0598792</text:p>
          </table:table-cell>
          <table:table-cell office:value-type="float" office:value="12.5856753" calcext:value-type="float">
            <text:p>12,5856753</text:p>
          </table:table-cell>
          <table:table-cell office:value-type="string" calcext:value-type="string">
            <text:p>S5I</text:p>
          </table:table-cell>
          <table:table-cell/>
        </table:table-row>
        <table:table-row table:style-name="ro1">
          <table:table-cell office:value-type="float" office:value="4.1322135" calcext:value-type="float">
            <text:p>4,1322135</text:p>
          </table:table-cell>
          <table:table-cell office:value-type="float" office:value="6.0396753" calcext:value-type="float">
            <text:p>6,0396753</text:p>
          </table:table-cell>
          <table:table-cell office:value-type="string" calcext:value-type="string">
            <text:p>G2VII</text:p>
          </table:table-cell>
          <table:table-cell/>
        </table:table-row>
        <table:table-row table:style-name="ro1">
          <table:table-cell office:value-type="float" office:value="3.3310825" calcext:value-type="float">
            <text:p>3,3310825</text:p>
          </table:table-cell>
          <table:table-cell office:value-type="float" office:value="6.0947699" calcext:value-type="float">
            <text:p>6,0947699</text:p>
          </table:table-cell>
          <table:table-cell office:value-type="string" calcext:value-type="string">
            <text:p>Y4II</text:p>
          </table:table-cell>
          <table:table-cell/>
        </table:table-row>
        <table:table-row table:style-name="ro1">
          <table:table-cell office:value-type="float" office:value="4.0903731" calcext:value-type="float">
            <text:p>4,0903731</text:p>
          </table:table-cell>
          <table:table-cell office:value-type="float" office:value="6.3221838" calcext:value-type="float">
            <text:p>6,3221838</text:p>
          </table:table-cell>
          <table:table-cell office:value-type="string" calcext:value-type="string">
            <text:p>G5III</text:p>
          </table:table-cell>
          <table:table-cell/>
        </table:table-row>
        <table:table-row table:style-name="ro1">
          <table:table-cell office:value-type="float" office:value="5.4682157" calcext:value-type="float">
            <text:p>5,4682157</text:p>
          </table:table-cell>
          <table:table-cell office:value-type="float" office:value="12.2320218" calcext:value-type="float">
            <text:p>12,2320218</text:p>
          </table:table-cell>
          <table:table-cell office:value-type="string" calcext:value-type="string">
            <text:p>Y2VII</text:p>
          </table:table-cell>
          <table:table-cell/>
        </table:table-row>
        <table:table-row table:style-name="ro1">
          <table:table-cell office:value-type="float" office:value="7.4560688" calcext:value-type="float">
            <text:p>7,4560688</text:p>
          </table:table-cell>
          <table:table-cell office:value-type="float" office:value="12.1736479" calcext:value-type="float">
            <text:p>12,1736479</text:p>
          </table:table-cell>
          <table:table-cell office:value-type="string" calcext:value-type="string">
            <text:p>Z3VII</text:p>
          </table:table-cell>
          <table:table-cell/>
        </table:table-row>
        <table:table-row table:style-name="ro1">
          <table:table-cell office:value-type="float" office:value="4.1042045" calcext:value-type="float">
            <text:p>4,1042045</text:p>
          </table:table-cell>
          <table:table-cell office:value-type="float" office:value="6.1188078" calcext:value-type="float">
            <text:p>6,1188078</text:p>
          </table:table-cell>
          <table:table-cell office:value-type="string" calcext:value-type="string">
            <text:p>N9II</text:p>
          </table:table-cell>
          <table:table-cell/>
        </table:table-row>
        <table:table-row table:style-name="ro1">
          <table:table-cell office:value-type="float" office:value="3.7002731" calcext:value-type="float">
            <text:p>3,7002731</text:p>
          </table:table-cell>
          <table:table-cell office:value-type="float" office:value="6.159793" calcext:value-type="float">
            <text:p>6,159793</text:p>
          </table:table-cell>
          <table:table-cell office:value-type="string" calcext:value-type="string">
            <text:p>S3I</text:p>
          </table:table-cell>
          <table:table-cell/>
        </table:table-row>
        <table:table-row table:style-name="ro1">
          <table:table-cell office:value-type="float" office:value="4.2734741" calcext:value-type="float">
            <text:p>4,2734741</text:p>
          </table:table-cell>
          <table:table-cell office:value-type="float" office:value="6.5240874" calcext:value-type="float">
            <text:p>6,5240874</text:p>
          </table:table-cell>
          <table:table-cell office:value-type="string" calcext:value-type="string">
            <text:p>L2III</text:p>
          </table:table-cell>
          <table:table-cell/>
        </table:table-row>
        <table:table-row table:style-name="ro1">
          <table:table-cell office:value-type="float" office:value="6.8750553" calcext:value-type="float">
            <text:p>6,8750553</text:p>
          </table:table-cell>
          <table:table-cell office:value-type="float" office:value="12.5023255" calcext:value-type="float">
            <text:p>12,5023255</text:p>
          </table:table-cell>
          <table:table-cell office:value-type="string" calcext:value-type="string">
            <text:p>J1II</text:p>
          </table:table-cell>
          <table:table-cell/>
        </table:table-row>
        <table:table-row table:style-name="ro1">
          <table:table-cell office:value-type="float" office:value="4.5937487" calcext:value-type="float">
            <text:p>4,5937487</text:p>
          </table:table-cell>
          <table:table-cell office:value-type="float" office:value="6.861456" calcext:value-type="float">
            <text:p>6,861456</text:p>
          </table:table-cell>
          <table:table-cell office:value-type="string" calcext:value-type="string">
            <text:p>Z1II</text:p>
          </table:table-cell>
          <table:table-cell/>
        </table:table-row>
        <table:table-row table:style-name="ro1">
          <table:table-cell office:value-type="float" office:value="3.7756995" calcext:value-type="float">
            <text:p>3,7756995</text:p>
          </table:table-cell>
          <table:table-cell office:value-type="float" office:value="6.164725" calcext:value-type="float">
            <text:p>6,164725</text:p>
          </table:table-cell>
          <table:table-cell office:value-type="string" calcext:value-type="string">
            <text:p>J4I</text:p>
          </table:table-cell>
          <table:table-cell/>
        </table:table-row>
        <table:table-row table:style-name="ro1">
          <table:table-cell office:value-type="float" office:value="3.9289247" calcext:value-type="float">
            <text:p>3,9289247</text:p>
          </table:table-cell>
          <table:table-cell office:value-type="float" office:value="5.7554205" calcext:value-type="float">
            <text:p>5,7554205</text:p>
          </table:table-cell>
          <table:table-cell office:value-type="string" calcext:value-type="string">
            <text:p>G7VII</text:p>
          </table:table-cell>
          <table:table-cell/>
        </table:table-row>
        <table:table-row table:style-name="ro1">
          <table:table-cell office:value-type="float" office:value="7.035357" calcext:value-type="float">
            <text:p>7,035357</text:p>
          </table:table-cell>
          <table:table-cell office:value-type="float" office:value="12.648004" calcext:value-type="float">
            <text:p>12,648004</text:p>
          </table:table-cell>
          <table:table-cell office:value-type="string" calcext:value-type="string">
            <text:p>Y3I</text:p>
          </table:table-cell>
          <table:table-cell/>
        </table:table-row>
        <table:table-row table:style-name="ro1">
          <table:table-cell office:value-type="float" office:value="4.7250939" calcext:value-type="float">
            <text:p>4,7250939</text:p>
          </table:table-cell>
          <table:table-cell office:value-type="float" office:value="5.9842362" calcext:value-type="float">
            <text:p>5,9842362</text:p>
          </table:table-cell>
          <table:table-cell office:value-type="string" calcext:value-type="string">
            <text:p>N6II</text:p>
          </table:table-cell>
          <table:table-cell/>
        </table:table-row>
        <table:table-row table:style-name="ro1">
          <table:table-cell office:value-type="float" office:value="7.5960763" calcext:value-type="float">
            <text:p>7,5960763</text:p>
          </table:table-cell>
          <table:table-cell office:value-type="float" office:value="12.5065982" calcext:value-type="float">
            <text:p>12,5065982</text:p>
          </table:table-cell>
          <table:table-cell office:value-type="string" calcext:value-type="string">
            <text:p>S8V</text:p>
          </table:table-cell>
          <table:table-cell/>
        </table:table-row>
        <table:table-row table:style-name="ro1">
          <table:table-cell office:value-type="float" office:value="4.6684927" calcext:value-type="float">
            <text:p>4,6684927</text:p>
          </table:table-cell>
          <table:table-cell office:value-type="float" office:value="5.6803628" calcext:value-type="float">
            <text:p>5,6803628</text:p>
          </table:table-cell>
          <table:table-cell office:value-type="string" calcext:value-type="string">
            <text:p>L8II</text:p>
          </table:table-cell>
          <table:table-cell/>
        </table:table-row>
        <table:table-row table:style-name="ro1">
          <table:table-cell office:value-type="float" office:value="6.3089831" calcext:value-type="float">
            <text:p>6,3089831</text:p>
          </table:table-cell>
          <table:table-cell office:value-type="float" office:value="12.2820857" calcext:value-type="float">
            <text:p>12,2820857</text:p>
          </table:table-cell>
          <table:table-cell office:value-type="string" calcext:value-type="string">
            <text:p>Y4V</text:p>
          </table:table-cell>
          <table:table-cell/>
        </table:table-row>
        <table:table-row table:style-name="ro1">
          <table:table-cell office:value-type="float" office:value="7.4566973" calcext:value-type="float">
            <text:p>7,4566973</text:p>
          </table:table-cell>
          <table:table-cell office:value-type="float" office:value="12.7009025" calcext:value-type="float">
            <text:p>12,7009025</text:p>
          </table:table-cell>
          <table:table-cell office:value-type="string" calcext:value-type="string">
            <text:p>N3VI</text:p>
          </table:table-cell>
          <table:table-cell/>
        </table:table-row>
        <table:table-row table:style-name="ro1">
          <table:table-cell office:value-type="float" office:value="4.5557198" calcext:value-type="float">
            <text:p>4,5557198</text:p>
          </table:table-cell>
          <table:table-cell office:value-type="float" office:value="6.3025789" calcext:value-type="float">
            <text:p>6,3025789</text:p>
          </table:table-cell>
          <table:table-cell office:value-type="string" calcext:value-type="string">
            <text:p>Z4I</text:p>
          </table:table-cell>
          <table:table-cell/>
        </table:table-row>
        <table:table-row table:style-name="ro1">
          <table:table-cell office:value-type="float" office:value="4.1379852" calcext:value-type="float">
            <text:p>4,1379852</text:p>
          </table:table-cell>
          <table:table-cell office:value-type="float" office:value="6.1179521" calcext:value-type="float">
            <text:p>6,1179521</text:p>
          </table:table-cell>
          <table:table-cell office:value-type="string" calcext:value-type="string">
            <text:p>J2IV</text:p>
          </table:table-cell>
          <table:table-cell/>
        </table:table-row>
        <table:table-row table:style-name="ro1">
          <table:table-cell office:value-type="float" office:value="7.9239031" calcext:value-type="float">
            <text:p>7,9239031</text:p>
          </table:table-cell>
          <table:table-cell office:value-type="float" office:value="12.2165092" calcext:value-type="float">
            <text:p>12,2165092</text:p>
          </table:table-cell>
          <table:table-cell office:value-type="string" calcext:value-type="string">
            <text:p>S4VII</text:p>
          </table:table-cell>
          <table:table-cell/>
        </table:table-row>
        <table:table-row table:style-name="ro1">
          <table:table-cell office:value-type="float" office:value="3.6584067" calcext:value-type="float">
            <text:p>3,6584067</text:p>
          </table:table-cell>
          <table:table-cell office:value-type="float" office:value="5.8578399" calcext:value-type="float">
            <text:p>5,8578399</text:p>
          </table:table-cell>
          <table:table-cell office:value-type="string" calcext:value-type="string">
            <text:p>N9V</text:p>
          </table:table-cell>
          <table:table-cell/>
        </table:table-row>
        <table:table-row table:style-name="ro1">
          <table:table-cell office:value-type="float" office:value="4.5078602" calcext:value-type="float">
            <text:p>4,5078602</text:p>
          </table:table-cell>
          <table:table-cell office:value-type="float" office:value="6.5548557" calcext:value-type="float">
            <text:p>6,5548557</text:p>
          </table:table-cell>
          <table:table-cell office:value-type="string" calcext:value-type="string">
            <text:p>N1III</text:p>
          </table:table-cell>
          <table:table-cell/>
        </table:table-row>
        <table:table-row table:style-name="ro1">
          <table:table-cell office:value-type="float" office:value="5.3472" calcext:value-type="float">
            <text:p>5,3472</text:p>
          </table:table-cell>
          <table:table-cell/>
          <table:table-cell office:value-type="float" office:value="6.0782949" calcext:value-type="float">
            <text:p>6,0782949</text:p>
          </table:table-cell>
          <table:table-cell office:value-type="string" calcext:value-type="string">
            <text:p>Z8II</text:p>
          </table:table-cell>
        </table:table-row>
        <table:table-row table:style-name="ro1">
          <table:table-cell office:value-type="float" office:value="4.0750817" calcext:value-type="float">
            <text:p>4,0750817</text:p>
          </table:table-cell>
          <table:table-cell office:value-type="float" office:value="6.4075457" calcext:value-type="float">
            <text:p>6,4075457</text:p>
          </table:table-cell>
          <table:table-cell office:value-type="string" calcext:value-type="string">
            <text:p>S8VII</text:p>
          </table:table-cell>
          <table:table-cell/>
        </table:table-row>
        <table:table-row table:style-name="ro1">
          <table:table-cell office:value-type="float" office:value="3.0110988" calcext:value-type="float">
            <text:p>3,0110988</text:p>
          </table:table-cell>
          <table:table-cell office:value-type="float" office:value="6.6941713" calcext:value-type="float">
            <text:p>6,6941713</text:p>
          </table:table-cell>
          <table:table-cell office:value-type="string" calcext:value-type="string">
            <text:p>J4VI</text:p>
          </table:table-cell>
          <table:table-cell/>
        </table:table-row>
        <table:table-row table:style-name="ro1">
          <table:table-cell office:value-type="float" office:value="7.0984584" calcext:value-type="float">
            <text:p>7,0984584</text:p>
          </table:table-cell>
          <table:table-cell office:value-type="float" office:value="12.6161649" calcext:value-type="float">
            <text:p>12,6161649</text:p>
          </table:table-cell>
          <table:table-cell office:value-type="string" calcext:value-type="string">
            <text:p>Z9V</text:p>
          </table:table-cell>
          <table:table-cell/>
        </table:table-row>
        <table:table-row table:style-name="ro1">
          <table:table-cell office:value-type="float" office:value="3.5653935" calcext:value-type="float">
            <text:p>3,5653935</text:p>
          </table:table-cell>
          <table:table-cell office:value-type="float" office:value="6.0894357" calcext:value-type="float">
            <text:p>6,0894357</text:p>
          </table:table-cell>
          <table:table-cell office:value-type="string" calcext:value-type="string">
            <text:p>N4III</text:p>
          </table:table-cell>
          <table:table-cell/>
        </table:table-row>
        <table:table-row table:style-name="ro1">
          <table:table-cell office:value-type="float" office:value="4.7995983" calcext:value-type="float">
            <text:p>4,7995983</text:p>
          </table:table-cell>
          <table:table-cell office:value-type="float" office:value="5.8446336" calcext:value-type="float">
            <text:p>5,8446336</text:p>
          </table:table-cell>
          <table:table-cell office:value-type="string" calcext:value-type="string">
            <text:p>N4I</text:p>
          </table:table-cell>
          <table:table-cell/>
        </table:table-row>
        <table:table-row table:style-name="ro1">
          <table:table-cell office:value-type="float" office:value="2.9866065" calcext:value-type="float">
            <text:p>2,9866065</text:p>
          </table:table-cell>
          <table:table-cell office:value-type="float" office:value="6.5343785" calcext:value-type="float">
            <text:p>6,5343785</text:p>
          </table:table-cell>
          <table:table-cell office:value-type="string" calcext:value-type="string">
            <text:p>Y7III</text:p>
          </table:table-cell>
          <table:table-cell/>
        </table:table-row>
        <table:table-row table:style-name="ro1">
          <table:table-cell office:value-type="float" office:value="4.0305603" calcext:value-type="float">
            <text:p>4,0305603</text:p>
          </table:table-cell>
          <table:table-cell office:value-type="float" office:value="5.6450668" calcext:value-type="float">
            <text:p>5,6450668</text:p>
          </table:table-cell>
          <table:table-cell office:value-type="string" calcext:value-type="string">
            <text:p>J9II</text:p>
          </table:table-cell>
          <table:table-cell/>
        </table:table-row>
        <table:table-row table:style-name="ro1">
          <table:table-cell office:value-type="float" office:value="6.9651173" calcext:value-type="float">
            <text:p>6,9651173</text:p>
          </table:table-cell>
          <table:table-cell office:value-type="float" office:value="12.2288038" calcext:value-type="float">
            <text:p>12,2288038</text:p>
          </table:table-cell>
          <table:table-cell office:value-type="string" calcext:value-type="string">
            <text:p>G7VII</text:p>
          </table:table-cell>
          <table:table-cell/>
        </table:table-row>
        <table:table-row table:style-name="ro1">
          <table:table-cell office:value-type="float" office:value="3.5269544" calcext:value-type="float">
            <text:p>3,5269544</text:p>
          </table:table-cell>
          <table:table-cell office:value-type="float" office:value="6.1392004" calcext:value-type="float">
            <text:p>6,1392004</text:p>
          </table:table-cell>
          <table:table-cell office:value-type="string" calcext:value-type="string">
            <text:p>Y8VI</text:p>
          </table:table-cell>
          <table:table-cell/>
        </table:table-row>
        <table:table-row table:style-name="ro1">
          <table:table-cell office:value-type="float" office:value="4.0226167" calcext:value-type="float">
            <text:p>4,0226167</text:p>
          </table:table-cell>
          <table:table-cell office:value-type="float" office:value="5.8496453" calcext:value-type="float">
            <text:p>5,8496453</text:p>
          </table:table-cell>
          <table:table-cell office:value-type="string" calcext:value-type="string">
            <text:p>J8III</text:p>
          </table:table-cell>
          <table:table-cell/>
        </table:table-row>
        <table:table-row table:style-name="ro1">
          <table:table-cell office:value-type="float" office:value="4.3020038" calcext:value-type="float">
            <text:p>4,3020038</text:p>
          </table:table-cell>
          <table:table-cell office:value-type="float" office:value="6.7485812" calcext:value-type="float">
            <text:p>6,7485812</text:p>
          </table:table-cell>
          <table:table-cell office:value-type="string" calcext:value-type="string">
            <text:p>Y8IV</text:p>
          </table:table-cell>
          <table:table-cell/>
        </table:table-row>
        <table:table-row table:style-name="ro1">
          <table:table-cell office:value-type="float" office:value="7.4434332" calcext:value-type="float">
            <text:p>7,4434332</text:p>
          </table:table-cell>
          <table:table-cell office:value-type="float" office:value="12.1898013" calcext:value-type="float">
            <text:p>12,1898013</text:p>
          </table:table-cell>
          <table:table-cell office:value-type="string" calcext:value-type="string">
            <text:p>G6IV</text:p>
          </table:table-cell>
          <table:table-cell/>
        </table:table-row>
        <table:table-row table:style-name="ro1">
          <table:table-cell office:value-type="float" office:value="3.5584673" calcext:value-type="float">
            <text:p>3,5584673</text:p>
          </table:table-cell>
          <table:table-cell office:value-type="float" office:value="6.3679136" calcext:value-type="float">
            <text:p>6,3679136</text:p>
          </table:table-cell>
          <table:table-cell office:value-type="string" calcext:value-type="string">
            <text:p>S6IV</text:p>
          </table:table-cell>
          <table:table-cell/>
        </table:table-row>
        <table:table-row table:style-name="ro1">
          <table:table-cell office:value-type="float" office:value="3.2998827" calcext:value-type="float">
            <text:p>3,2998827</text:p>
          </table:table-cell>
          <table:table-cell office:value-type="float" office:value="6.0565423" calcext:value-type="float">
            <text:p>6,0565423</text:p>
          </table:table-cell>
          <table:table-cell office:value-type="string" calcext:value-type="string">
            <text:p>S3VII</text:p>
          </table:table-cell>
          <table:table-cell/>
        </table:table-row>
        <table:table-row table:style-name="ro1">
          <table:table-cell office:value-type="float" office:value="7.8894451" calcext:value-type="float">
            <text:p>7,8894451</text:p>
          </table:table-cell>
          <table:table-cell office:value-type="float" office:value="11.8784714" calcext:value-type="float">
            <text:p>11,8784714</text:p>
          </table:table-cell>
          <table:table-cell office:value-type="string" calcext:value-type="string">
            <text:p>N7III</text:p>
          </table:table-cell>
          <table:table-cell/>
        </table:table-row>
        <table:table-row table:style-name="ro1">
          <table:table-cell office:value-type="float" office:value="5.019544" calcext:value-type="float">
            <text:p>5,019544</text:p>
          </table:table-cell>
          <table:table-cell office:value-type="float" office:value="6.2269973" calcext:value-type="float">
            <text:p>6,2269973</text:p>
          </table:table-cell>
          <table:table-cell office:value-type="string" calcext:value-type="string">
            <text:p>S3II</text:p>
          </table:table-cell>
          <table:table-cell/>
        </table:table-row>
        <table:table-row table:style-name="ro1">
          <table:table-cell office:value-type="float" office:value="7.4041641" calcext:value-type="float">
            <text:p>7,4041641</text:p>
          </table:table-cell>
          <table:table-cell office:value-type="float" office:value="11.788006" calcext:value-type="float">
            <text:p>11,788006</text:p>
          </table:table-cell>
          <table:table-cell office:value-type="string" calcext:value-type="string">
            <text:p>G2III</text:p>
          </table:table-cell>
          <table:table-cell/>
        </table:table-row>
        <table:table-row table:style-name="ro1">
          <table:table-cell office:value-type="float" office:value="4.2414691" calcext:value-type="float">
            <text:p>4,2414691</text:p>
          </table:table-cell>
          <table:table-cell office:value-type="float" office:value="6.2416956" calcext:value-type="float">
            <text:p>6,2416956</text:p>
          </table:table-cell>
          <table:table-cell office:value-type="string" calcext:value-type="string">
            <text:p>Z8I</text:p>
          </table:table-cell>
          <table:table-cell/>
        </table:table-row>
        <table:table-row table:style-name="ro1">
          <table:table-cell office:value-type="float" office:value="3.8657477" calcext:value-type="float">
            <text:p>3,8657477</text:p>
          </table:table-cell>
          <table:table-cell office:value-type="float" office:value="5.4531229" calcext:value-type="float">
            <text:p>5,4531229</text:p>
          </table:table-cell>
          <table:table-cell office:value-type="string" calcext:value-type="string">
            <text:p>G4IV</text:p>
          </table:table-cell>
          <table:table-cell/>
        </table:table-row>
        <table:table-row table:style-name="ro1">
          <table:table-cell office:value-type="float" office:value="6.5906753" calcext:value-type="float">
            <text:p>6,5906753</text:p>
          </table:table-cell>
          <table:table-cell office:value-type="float" office:value="12.2505632" calcext:value-type="float">
            <text:p>12,2505632</text:p>
          </table:table-cell>
          <table:table-cell office:value-type="string" calcext:value-type="string">
            <text:p>N6II</text:p>
          </table:table-cell>
          <table:table-cell/>
        </table:table-row>
        <table:table-row table:style-name="ro1">
          <table:table-cell office:value-type="float" office:value="3.6781949" calcext:value-type="float">
            <text:p>3,6781949</text:p>
          </table:table-cell>
          <table:table-cell office:value-type="float" office:value="6.177711" calcext:value-type="float">
            <text:p>6,177711</text:p>
          </table:table-cell>
          <table:table-cell office:value-type="string" calcext:value-type="string">
            <text:p>N7V</text:p>
          </table:table-cell>
          <table:table-cell/>
        </table:table-row>
        <table:table-row table:style-name="ro1">
          <table:table-cell office:value-type="float" office:value="5.0109277" calcext:value-type="float">
            <text:p>5,0109277</text:p>
          </table:table-cell>
          <table:table-cell office:value-type="float" office:value="5.8880766" calcext:value-type="float">
            <text:p>5,8880766</text:p>
          </table:table-cell>
          <table:table-cell office:value-type="string" calcext:value-type="string">
            <text:p>J5VI</text:p>
          </table:table-cell>
          <table:table-cell/>
        </table:table-row>
        <table:table-row table:style-name="ro1">
          <table:table-cell office:value-type="float" office:value="6.48713" calcext:value-type="float">
            <text:p>6,48713</text:p>
          </table:table-cell>
          <table:table-cell office:value-type="float" office:value="11.5831545" calcext:value-type="float">
            <text:p>11,5831545</text:p>
          </table:table-cell>
          <table:table-cell office:value-type="string" calcext:value-type="string">
            <text:p>Z7I</text:p>
          </table:table-cell>
          <table:table-cell/>
        </table:table-row>
        <table:table-row table:style-name="ro1">
          <table:table-cell office:value-type="float" office:value="7.1543987" calcext:value-type="float">
            <text:p>7,1543987</text:p>
          </table:table-cell>
          <table:table-cell office:value-type="float" office:value="12.2214663" calcext:value-type="float">
            <text:p>12,2214663</text:p>
          </table:table-cell>
          <table:table-cell office:value-type="string" calcext:value-type="string">
            <text:p>N8V</text:p>
          </table:table-cell>
          <table:table-cell/>
        </table:table-row>
        <table:table-row table:style-name="ro1">
          <table:table-cell office:value-type="float" office:value="7.8454189" calcext:value-type="float">
            <text:p>7,8454189</text:p>
          </table:table-cell>
          <table:table-cell office:value-type="float" office:value="12.5519462" calcext:value-type="float">
            <text:p>12,5519462</text:p>
          </table:table-cell>
          <table:table-cell office:value-type="string" calcext:value-type="string">
            <text:p>S5III</text:p>
          </table:table-cell>
          <table:table-cell/>
        </table:table-row>
        <table:table-row table:style-name="ro1">
          <table:table-cell office:value-type="float" office:value="3.1386326" calcext:value-type="float">
            <text:p>3,1386326</text:p>
          </table:table-cell>
          <table:table-cell office:value-type="float" office:value="5.5612245" calcext:value-type="float">
            <text:p>5,5612245</text:p>
          </table:table-cell>
          <table:table-cell office:value-type="string" calcext:value-type="string">
            <text:p>L2IV</text:p>
          </table:table-cell>
          <table:table-cell/>
        </table:table-row>
        <table:table-row table:style-name="ro1">
          <table:table-cell office:value-type="float" office:value="3.5031593" calcext:value-type="float">
            <text:p>3,5031593</text:p>
          </table:table-cell>
          <table:table-cell office:value-type="float" office:value="5.9830362" calcext:value-type="float">
            <text:p>5,9830362</text:p>
          </table:table-cell>
          <table:table-cell office:value-type="string" calcext:value-type="string">
            <text:p>J4II</text:p>
          </table:table-cell>
          <table:table-cell/>
        </table:table-row>
        <table:table-row table:style-name="ro1">
          <table:table-cell office:value-type="float" office:value="6.9077204" calcext:value-type="float">
            <text:p>6,9077204</text:p>
          </table:table-cell>
          <table:table-cell office:value-type="float" office:value="12.2673607" calcext:value-type="float">
            <text:p>12,2673607</text:p>
          </table:table-cell>
          <table:table-cell office:value-type="string" calcext:value-type="string">
            <text:p>N9I</text:p>
          </table:table-cell>
          <table:table-cell/>
        </table:table-row>
        <table:table-row table:style-name="ro1">
          <table:table-cell office:value-type="float" office:value="7.6933396" calcext:value-type="float">
            <text:p>7,6933396</text:p>
          </table:table-cell>
          <table:table-cell office:value-type="float" office:value="12.5676996" calcext:value-type="float">
            <text:p>12,5676996</text:p>
          </table:table-cell>
          <table:table-cell office:value-type="string" calcext:value-type="string">
            <text:p>L9I</text:p>
          </table:table-cell>
          <table:table-cell/>
        </table:table-row>
        <table:table-row table:style-name="ro1">
          <table:table-cell office:value-type="float" office:value="3.8632836" calcext:value-type="float">
            <text:p>3,8632836</text:p>
          </table:table-cell>
          <table:table-cell office:value-type="float" office:value="5.6805542" calcext:value-type="float">
            <text:p>5,6805542</text:p>
          </table:table-cell>
          <table:table-cell office:value-type="string" calcext:value-type="string">
            <text:p>Y6VI</text:p>
          </table:table-cell>
          <table:table-cell/>
        </table:table-row>
        <table:table-row table:style-name="ro1">
          <table:table-cell office:value-type="float" office:value="7.0391548" calcext:value-type="float">
            <text:p>7,0391548</text:p>
          </table:table-cell>
          <table:table-cell office:value-type="float" office:value="12.3587258" calcext:value-type="float">
            <text:p>12,3587258</text:p>
          </table:table-cell>
          <table:table-cell office:value-type="string" calcext:value-type="string">
            <text:p>J4III</text:p>
          </table:table-cell>
          <table:table-cell/>
        </table:table-row>
        <table:table-row table:style-name="ro1">
          <table:table-cell office:value-type="float" office:value="6.6506883" calcext:value-type="float">
            <text:p>6,6506883</text:p>
          </table:table-cell>
          <table:table-cell office:value-type="float" office:value="12.5600011" calcext:value-type="float">
            <text:p>12,5600011</text:p>
          </table:table-cell>
          <table:table-cell office:value-type="string" calcext:value-type="string">
            <text:p>L8IV</text:p>
          </table:table-cell>
          <table:table-cell/>
        </table:table-row>
        <table:table-row table:style-name="ro1">
          <table:table-cell office:value-type="float" office:value="7.4268851" calcext:value-type="float">
            <text:p>7,4268851</text:p>
          </table:table-cell>
          <table:table-cell office:value-type="float" office:value="12.1781313" calcext:value-type="float">
            <text:p>12,1781313</text:p>
          </table:table-cell>
          <table:table-cell office:value-type="string" calcext:value-type="string">
            <text:p>L1II</text:p>
          </table:table-cell>
          <table:table-cell/>
        </table:table-row>
        <table:table-row table:style-name="ro1">
          <table:table-cell office:value-type="float" office:value="3.6832189" calcext:value-type="float">
            <text:p>3,6832189</text:p>
          </table:table-cell>
          <table:table-cell office:value-type="float" office:value="6.2058103" calcext:value-type="float">
            <text:p>6,2058103</text:p>
          </table:table-cell>
          <table:table-cell office:value-type="string" calcext:value-type="string">
            <text:p>L3I</text:p>
          </table:table-cell>
          <table:table-cell/>
        </table:table-row>
        <table:table-row table:style-name="ro1">
          <table:table-cell office:value-type="float" office:value="6.1061642" calcext:value-type="float">
            <text:p>6,1061642</text:p>
          </table:table-cell>
          <table:table-cell office:value-type="float" office:value="12.5808067" calcext:value-type="float">
            <text:p>12,5808067</text:p>
          </table:table-cell>
          <table:table-cell office:value-type="string" calcext:value-type="string">
            <text:p>G2I</text:p>
          </table:table-cell>
          <table:table-cell/>
        </table:table-row>
        <table:table-row table:style-name="ro1">
          <table:table-cell office:value-type="float" office:value="5.4675583" calcext:value-type="float">
            <text:p>5,4675583</text:p>
          </table:table-cell>
          <table:table-cell office:value-type="float" office:value="5.6803508" calcext:value-type="float">
            <text:p>5,6803508</text:p>
          </table:table-cell>
          <table:table-cell office:value-type="string" calcext:value-type="string">
            <text:p>G9III</text:p>
          </table:table-cell>
          <table:table-cell/>
        </table:table-row>
        <table:table-row table:style-name="ro1">
          <table:table-cell office:value-type="float" office:value="4.3745747" calcext:value-type="float">
            <text:p>4,3745747</text:p>
          </table:table-cell>
          <table:table-cell office:value-type="float" office:value="6.2379036" calcext:value-type="float">
            <text:p>6,2379036</text:p>
          </table:table-cell>
          <table:table-cell office:value-type="string" calcext:value-type="string">
            <text:p>N9II</text:p>
          </table:table-cell>
          <table:table-cell/>
        </table:table-row>
        <table:table-row table:style-name="ro1">
          <table:table-cell office:value-type="float" office:value="2.8440425" calcext:value-type="float">
            <text:p>2,8440425</text:p>
          </table:table-cell>
          <table:table-cell office:value-type="float" office:value="6.226045" calcext:value-type="float">
            <text:p>6,226045</text:p>
          </table:table-cell>
          <table:table-cell office:value-type="string" calcext:value-type="string">
            <text:p>Y8III</text:p>
          </table:table-cell>
          <table:table-cell/>
        </table:table-row>
        <table:table-row table:style-name="ro1">
          <table:table-cell office:value-type="float" office:value="3.5093684" calcext:value-type="float">
            <text:p>3,5093684</text:p>
          </table:table-cell>
          <table:table-cell office:value-type="float" office:value="5.8976171" calcext:value-type="float">
            <text:p>5,8976171</text:p>
          </table:table-cell>
          <table:table-cell office:value-type="string" calcext:value-type="string">
            <text:p>L3IV</text:p>
          </table:table-cell>
          <table:table-cell/>
        </table:table-row>
        <table:table-row table:style-name="ro1">
          <table:table-cell office:value-type="float" office:value="6.1684179" calcext:value-type="float">
            <text:p>6,1684179</text:p>
          </table:table-cell>
          <table:table-cell office:value-type="float" office:value="12.8618199" calcext:value-type="float">
            <text:p>12,8618199</text:p>
          </table:table-cell>
          <table:table-cell office:value-type="string" calcext:value-type="string">
            <text:p>L4II</text:p>
          </table:table-cell>
          <table:table-cell/>
        </table:table-row>
        <table:table-row table:style-name="ro1">
          <table:table-cell office:value-type="float" office:value="3.3204689" calcext:value-type="float">
            <text:p>3,3204689</text:p>
          </table:table-cell>
          <table:table-cell office:value-type="float" office:value="5.7322371" calcext:value-type="float">
            <text:p>5,7322371</text:p>
          </table:table-cell>
          <table:table-cell office:value-type="string" calcext:value-type="string">
            <text:p>Y6I</text:p>
          </table:table-cell>
          <table:table-cell/>
        </table:table-row>
        <table:table-row table:style-name="ro1">
          <table:table-cell office:value-type="float" office:value="6.5077696" calcext:value-type="float">
            <text:p>6,5077696</text:p>
          </table:table-cell>
          <table:table-cell office:value-type="float" office:value="12.5433692" calcext:value-type="float">
            <text:p>12,5433692</text:p>
          </table:table-cell>
          <table:table-cell office:value-type="string" calcext:value-type="string">
            <text:p>Y5IV</text:p>
          </table:table-cell>
          <table:table-cell/>
        </table:table-row>
        <table:table-row table:style-name="ro1">
          <table:table-cell office:value-type="float" office:value="7.2033222" calcext:value-type="float">
            <text:p>7,2033222</text:p>
          </table:table-cell>
          <table:table-cell office:value-type="float" office:value="12.358836" calcext:value-type="float">
            <text:p>12,358836</text:p>
          </table:table-cell>
          <table:table-cell office:value-type="string" calcext:value-type="string">
            <text:p>L3VI</text:p>
          </table:table-cell>
          <table:table-cell/>
        </table:table-row>
        <table:table-row table:style-name="ro1">
          <table:table-cell office:value-type="float" office:value="3.5933527" calcext:value-type="float">
            <text:p>3,5933527</text:p>
          </table:table-cell>
          <table:table-cell office:value-type="float" office:value="6.1088258" calcext:value-type="float">
            <text:p>6,1088258</text:p>
          </table:table-cell>
          <table:table-cell office:value-type="string" calcext:value-type="string">
            <text:p>Z1I</text:p>
          </table:table-cell>
          <table:table-cell/>
        </table:table-row>
        <table:table-row table:style-name="ro1">
          <table:table-cell office:value-type="float" office:value="5.7062198" calcext:value-type="float">
            <text:p>5,7062198</text:p>
          </table:table-cell>
          <table:table-cell office:value-type="float" office:value="12.5463518" calcext:value-type="float">
            <text:p>12,5463518</text:p>
          </table:table-cell>
          <table:table-cell office:value-type="string" calcext:value-type="string">
            <text:p>L5III</text:p>
          </table:table-cell>
          <table:table-cell/>
        </table:table-row>
        <table:table-row table:style-name="ro1">
          <table:table-cell office:value-type="float" office:value="7.0757103" calcext:value-type="float">
            <text:p>7,0757103</text:p>
          </table:table-cell>
          <table:table-cell office:value-type="float" office:value="12.3929452" calcext:value-type="float">
            <text:p>12,3929452</text:p>
          </table:table-cell>
          <table:table-cell office:value-type="string" calcext:value-type="string">
            <text:p>Z8III</text:p>
          </table:table-cell>
          <table:table-cell/>
        </table:table-row>
        <table:table-row table:style-name="ro1">
          <table:table-cell office:value-type="float" office:value="6.3514911" calcext:value-type="float">
            <text:p>6,3514911</text:p>
          </table:table-cell>
          <table:table-cell office:value-type="float" office:value="12.3141136" calcext:value-type="float">
            <text:p>12,3141136</text:p>
          </table:table-cell>
          <table:table-cell office:value-type="string" calcext:value-type="string">
            <text:p>G8III</text:p>
          </table:table-cell>
          <table:table-cell/>
        </table:table-row>
        <table:table-row table:style-name="ro1">
          <table:table-cell office:value-type="float" office:value="3.1249121" calcext:value-type="float">
            <text:p>3,1249121</text:p>
          </table:table-cell>
          <table:table-cell office:value-type="float" office:value="5.8108559" calcext:value-type="float">
            <text:p>5,8108559</text:p>
          </table:table-cell>
          <table:table-cell office:value-type="string" calcext:value-type="string">
            <text:p>Z7VI</text:p>
          </table:table-cell>
          <table:table-cell/>
        </table:table-row>
        <table:table-row table:style-name="ro1">
          <table:table-cell office:value-type="float" office:value="7.306566" calcext:value-type="float">
            <text:p>7,306566</text:p>
          </table:table-cell>
          <table:table-cell office:value-type="float" office:value="12.2730579" calcext:value-type="float">
            <text:p>12,2730579</text:p>
          </table:table-cell>
          <table:table-cell office:value-type="string" calcext:value-type="string">
            <text:p>Z3VI</text:p>
          </table:table-cell>
          <table:table-cell/>
        </table:table-row>
        <table:table-row table:style-name="ro1">
          <table:table-cell office:value-type="float" office:value="3.2156703" calcext:value-type="float">
            <text:p>3,2156703</text:p>
          </table:table-cell>
          <table:table-cell office:value-type="float" office:value="5.4835108" calcext:value-type="float">
            <text:p>5,4835108</text:p>
          </table:table-cell>
          <table:table-cell office:value-type="string" calcext:value-type="string">
            <text:p>S5III</text:p>
          </table:table-cell>
          <table:table-cell/>
        </table:table-row>
        <table:table-row table:style-name="ro1">
          <table:table-cell office:value-type="float" office:value="7.4868311" calcext:value-type="float">
            <text:p>7,4868311</text:p>
          </table:table-cell>
          <table:table-cell office:value-type="float" office:value="12.7135684" calcext:value-type="float">
            <text:p>12,7135684</text:p>
          </table:table-cell>
          <table:table-cell office:value-type="string" calcext:value-type="string">
            <text:p>J3II</text:p>
          </table:table-cell>
          <table:table-cell/>
        </table:table-row>
        <table:table-row table:style-name="ro1">
          <table:table-cell office:value-type="float" office:value="3.7005587" calcext:value-type="float">
            <text:p>3,7005587</text:p>
          </table:table-cell>
          <table:table-cell office:value-type="float" office:value="5.9884348" calcext:value-type="float">
            <text:p>5,9884348</text:p>
          </table:table-cell>
          <table:table-cell office:value-type="string" calcext:value-type="string">
            <text:p>J6V</text:p>
          </table:table-cell>
          <table:table-cell/>
        </table:table-row>
        <table:table-row table:style-name="ro1">
          <table:table-cell office:value-type="float" office:value="4.1658303" calcext:value-type="float">
            <text:p>4,1658303</text:p>
          </table:table-cell>
          <table:table-cell office:value-type="float" office:value="5.4497637" calcext:value-type="float">
            <text:p>5,4497637</text:p>
          </table:table-cell>
          <table:table-cell office:value-type="string" calcext:value-type="string">
            <text:p>G5VI</text:p>
          </table:table-cell>
          <table:table-cell/>
        </table:table-row>
        <table:table-row table:style-name="ro1">
          <table:table-cell office:value-type="float" office:value="6.2310652" calcext:value-type="float">
            <text:p>6,2310652</text:p>
          </table:table-cell>
          <table:table-cell office:value-type="float" office:value="12.393177" calcext:value-type="float">
            <text:p>12,393177</text:p>
          </table:table-cell>
          <table:table-cell office:value-type="string" calcext:value-type="string">
            <text:p>S1II</text:p>
          </table:table-cell>
          <table:table-cell/>
        </table:table-row>
        <table:table-row table:style-name="ro1">
          <table:table-cell office:value-type="float" office:value="5.6434835" calcext:value-type="float">
            <text:p>5,6434835</text:p>
          </table:table-cell>
          <table:table-cell office:value-type="float" office:value="12.4294444" calcext:value-type="float">
            <text:p>12,4294444</text:p>
          </table:table-cell>
          <table:table-cell office:value-type="string" calcext:value-type="string">
            <text:p>S5VII</text:p>
          </table:table-cell>
          <table:table-cell/>
        </table:table-row>
        <table:table-row table:style-name="ro1">
          <table:table-cell office:value-type="float" office:value="2.7898957" calcext:value-type="float">
            <text:p>2,7898957</text:p>
          </table:table-cell>
          <table:table-cell office:value-type="float" office:value="6.5780882" calcext:value-type="float">
            <text:p>6,5780882</text:p>
          </table:table-cell>
          <table:table-cell office:value-type="string" calcext:value-type="string">
            <text:p>Y4II</text:p>
          </table:table-cell>
          <table:table-cell/>
        </table:table-row>
        <table:table-row table:style-name="ro1">
          <table:table-cell office:value-type="float" office:value="6.2009875" calcext:value-type="float">
            <text:p>6,2009875</text:p>
          </table:table-cell>
          <table:table-cell office:value-type="float" office:value="12.3865047" calcext:value-type="float">
            <text:p>12,3865047</text:p>
          </table:table-cell>
          <table:table-cell office:value-type="string" calcext:value-type="string">
            <text:p>L7VII</text:p>
          </table:table-cell>
          <table:table-cell/>
        </table:table-row>
        <table:table-row table:style-name="ro1">
          <table:table-cell office:value-type="float" office:value="4.1614734" calcext:value-type="float">
            <text:p>4,1614734</text:p>
          </table:table-cell>
          <table:table-cell office:value-type="float" office:value="5.9100656" calcext:value-type="float">
            <text:p>5,9100656</text:p>
          </table:table-cell>
          <table:table-cell office:value-type="string" calcext:value-type="string">
            <text:p>S3V</text:p>
          </table:table-cell>
          <table:table-cell/>
        </table:table-row>
        <table:table-row table:style-name="ro1">
          <table:table-cell office:value-type="float" office:value="3.9127991" calcext:value-type="float">
            <text:p>3,9127991</text:p>
          </table:table-cell>
          <table:table-cell office:value-type="float" office:value="5.9353222" calcext:value-type="float">
            <text:p>5,9353222</text:p>
          </table:table-cell>
          <table:table-cell office:value-type="string" calcext:value-type="string">
            <text:p>N5IV</text:p>
          </table:table-cell>
          <table:table-cell/>
        </table:table-row>
        <table:table-row table:style-name="ro1">
          <table:table-cell office:value-type="float" office:value="3.4293809" calcext:value-type="float">
            <text:p>3,4293809</text:p>
          </table:table-cell>
          <table:table-cell office:value-type="float" office:value="6.0236694" calcext:value-type="float">
            <text:p>6,0236694</text:p>
          </table:table-cell>
          <table:table-cell office:value-type="string" calcext:value-type="string">
            <text:p>N9VII</text:p>
          </table:table-cell>
          <table:table-cell/>
        </table:table-row>
        <table:table-row table:style-name="ro1">
          <table:table-cell office:value-type="float" office:value="4.3116091" calcext:value-type="float">
            <text:p>4,3116091</text:p>
          </table:table-cell>
          <table:table-cell office:value-type="float" office:value="6.1799206" calcext:value-type="float">
            <text:p>6,1799206</text:p>
          </table:table-cell>
          <table:table-cell office:value-type="string" calcext:value-type="string">
            <text:p>S7IV</text:p>
          </table:table-cell>
          <table:table-cell/>
        </table:table-row>
        <table:table-row table:style-name="ro1">
          <table:table-cell office:value-type="float" office:value="3.0666174" calcext:value-type="float">
            <text:p>3,0666174</text:p>
          </table:table-cell>
          <table:table-cell office:value-type="float" office:value="5.8899268" calcext:value-type="float">
            <text:p>5,8899268</text:p>
          </table:table-cell>
          <table:table-cell office:value-type="string" calcext:value-type="string">
            <text:p>N5II</text:p>
          </table:table-cell>
          <table:table-cell/>
        </table:table-row>
        <table:table-row table:style-name="ro1">
          <table:table-cell office:value-type="float" office:value="2.3889054" calcext:value-type="float">
            <text:p>2,3889054</text:p>
          </table:table-cell>
          <table:table-cell office:value-type="float" office:value="6.2877581" calcext:value-type="float">
            <text:p>6,2877581</text:p>
          </table:table-cell>
          <table:table-cell office:value-type="string" calcext:value-type="string">
            <text:p>Z7III</text:p>
          </table:table-cell>
          <table:table-cell/>
        </table:table-row>
        <table:table-row table:style-name="ro1">
          <table:table-cell office:value-type="float" office:value="4.1010245" calcext:value-type="float">
            <text:p>4,1010245</text:p>
          </table:table-cell>
          <table:table-cell office:value-type="float" office:value="5.5009017" calcext:value-type="float">
            <text:p>5,5009017</text:p>
          </table:table-cell>
          <table:table-cell office:value-type="string" calcext:value-type="string">
            <text:p>J7II</text:p>
          </table:table-cell>
          <table:table-cell/>
        </table:table-row>
        <table:table-row table:style-name="ro1">
          <table:table-cell office:value-type="float" office:value="7.552651" calcext:value-type="float">
            <text:p>7,552651</text:p>
          </table:table-cell>
          <table:table-cell office:value-type="float" office:value="12.8914287" calcext:value-type="float">
            <text:p>12,8914287</text:p>
          </table:table-cell>
          <table:table-cell office:value-type="string" calcext:value-type="string">
            <text:p>S8I</text:p>
          </table:table-cell>
          <table:table-cell/>
        </table:table-row>
        <table:table-row table:style-name="ro1">
          <table:table-cell office:value-type="float" office:value="4.2517509" calcext:value-type="float">
            <text:p>4,2517509</text:p>
          </table:table-cell>
          <table:table-cell office:value-type="float" office:value="5.8778293" calcext:value-type="float">
            <text:p>5,8778293</text:p>
          </table:table-cell>
          <table:table-cell office:value-type="string" calcext:value-type="string">
            <text:p>J5I</text:p>
          </table:table-cell>
          <table:table-cell/>
        </table:table-row>
        <table:table-row table:style-name="ro1">
          <table:table-cell office:value-type="float" office:value="4.9213368" calcext:value-type="float">
            <text:p>4,9213368</text:p>
          </table:table-cell>
          <table:table-cell office:value-type="float" office:value="6.2893921" calcext:value-type="float">
            <text:p>6,2893921</text:p>
          </table:table-cell>
          <table:table-cell office:value-type="string" calcext:value-type="string">
            <text:p>S1III</text:p>
          </table:table-cell>
          <table:table-cell/>
        </table:table-row>
        <table:table-row table:style-name="ro1">
          <table:table-cell office:value-type="float" office:value="5.7524719" calcext:value-type="float">
            <text:p>5,7524719</text:p>
          </table:table-cell>
          <table:table-cell office:value-type="float" office:value="12.6734164" calcext:value-type="float">
            <text:p>12,6734164</text:p>
          </table:table-cell>
          <table:table-cell office:value-type="string" calcext:value-type="string">
            <text:p>N6VII</text:p>
          </table:table-cell>
          <table:table-cell/>
        </table:table-row>
        <table:table-row table:style-name="ro1">
          <table:table-cell office:value-type="float" office:value="4.5509609" calcext:value-type="float">
            <text:p>4,5509609</text:p>
          </table:table-cell>
          <table:table-cell office:value-type="float" office:value="5.3696788" calcext:value-type="float">
            <text:p>5,3696788</text:p>
          </table:table-cell>
          <table:table-cell office:value-type="string" calcext:value-type="string">
            <text:p>G6VI</text:p>
          </table:table-cell>
          <table:table-cell/>
        </table:table-row>
        <table:table-row table:style-name="ro1">
          <table:table-cell office:value-type="float" office:value="3.605663" calcext:value-type="float">
            <text:p>3,605663</text:p>
          </table:table-cell>
          <table:table-cell office:value-type="float" office:value="6.8328718" calcext:value-type="float">
            <text:p>6,8328718</text:p>
          </table:table-cell>
          <table:table-cell office:value-type="string" calcext:value-type="string">
            <text:p>G9VI</text:p>
          </table:table-cell>
          <table:table-cell/>
        </table:table-row>
        <table:table-row table:style-name="ro1">
          <table:table-cell office:value-type="float" office:value="6.5653226" calcext:value-type="float">
            <text:p>6,5653226</text:p>
          </table:table-cell>
          <table:table-cell office:value-type="float" office:value="12.4647165" calcext:value-type="float">
            <text:p>12,4647165</text:p>
          </table:table-cell>
          <table:table-cell office:value-type="string" calcext:value-type="string">
            <text:p>Y6V</text:p>
          </table:table-cell>
          <table:table-cell/>
        </table:table-row>
        <table:table-row table:style-name="ro1">
          <table:table-cell office:value-type="float" office:value="5.1485825" calcext:value-type="float">
            <text:p>5,1485825</text:p>
          </table:table-cell>
          <table:table-cell office:value-type="float" office:value="6.0564092" calcext:value-type="float">
            <text:p>6,0564092</text:p>
          </table:table-cell>
          <table:table-cell office:value-type="string" calcext:value-type="string">
            <text:p>Z4VII</text:p>
          </table:table-cell>
          <table:table-cell/>
        </table:table-row>
        <table:table-row table:style-name="ro1">
          <table:table-cell office:value-type="float" office:value="7.1893019" calcext:value-type="float">
            <text:p>7,1893019</text:p>
          </table:table-cell>
          <table:table-cell office:value-type="float" office:value="12.530392" calcext:value-type="float">
            <text:p>12,530392</text:p>
          </table:table-cell>
          <table:table-cell office:value-type="string" calcext:value-type="string">
            <text:p>N5II</text:p>
          </table:table-cell>
          <table:table-cell/>
        </table:table-row>
        <table:table-row table:style-name="ro1">
          <table:table-cell office:value-type="float" office:value="7.3075377" calcext:value-type="float">
            <text:p>7,3075377</text:p>
          </table:table-cell>
          <table:table-cell office:value-type="float" office:value="12.8764371" calcext:value-type="float">
            <text:p>12,8764371</text:p>
          </table:table-cell>
          <table:table-cell office:value-type="string" calcext:value-type="string">
            <text:p>Z6V</text:p>
          </table:table-cell>
          <table:table-cell/>
        </table:table-row>
        <table:table-row table:style-name="ro1">
          <table:table-cell office:value-type="float" office:value="3.8273749" calcext:value-type="float">
            <text:p>3,8273749</text:p>
          </table:table-cell>
          <table:table-cell office:value-type="float" office:value="5.7834834" calcext:value-type="float">
            <text:p>5,7834834</text:p>
          </table:table-cell>
          <table:table-cell office:value-type="string" calcext:value-type="string">
            <text:p>S5VII</text:p>
          </table:table-cell>
          <table:table-cell/>
        </table:table-row>
        <table:table-row table:style-name="ro1">
          <table:table-cell office:value-type="float" office:value="3.5111027" calcext:value-type="float">
            <text:p>3,5111027</text:p>
          </table:table-cell>
          <table:table-cell office:value-type="float" office:value="6.0647787" calcext:value-type="float">
            <text:p>6,0647787</text:p>
          </table:table-cell>
          <table:table-cell office:value-type="string" calcext:value-type="string">
            <text:p>Y2VI</text:p>
          </table:table-cell>
          <table:table-cell/>
        </table:table-row>
        <table:table-row table:style-name="ro1">
          <table:table-cell office:value-type="float" office:value="3.9568309" calcext:value-type="float">
            <text:p>3,9568309</text:p>
          </table:table-cell>
          <table:table-cell office:value-type="float" office:value="6.3667366" calcext:value-type="float">
            <text:p>6,3667366</text:p>
          </table:table-cell>
          <table:table-cell office:value-type="string" calcext:value-type="string">
            <text:p>N1I</text:p>
          </table:table-cell>
          <table:table-cell/>
        </table:table-row>
        <table:table-row table:style-name="ro1">
          <table:table-cell office:value-type="float" office:value="4.1917362" calcext:value-type="float">
            <text:p>4,1917362</text:p>
          </table:table-cell>
          <table:table-cell office:value-type="float" office:value="6.0600715" calcext:value-type="float">
            <text:p>6,0600715</text:p>
          </table:table-cell>
          <table:table-cell office:value-type="string" calcext:value-type="string">
            <text:p>G5II</text:p>
          </table:table-cell>
          <table:table-cell/>
        </table:table-row>
        <table:table-row table:style-name="ro1">
          <table:table-cell office:value-type="float" office:value="3.9932565" calcext:value-type="float">
            <text:p>3,9932565</text:p>
          </table:table-cell>
          <table:table-cell office:value-type="float" office:value="5.8929707" calcext:value-type="float">
            <text:p>5,8929707</text:p>
          </table:table-cell>
          <table:table-cell office:value-type="string" calcext:value-type="string">
            <text:p>J2I</text:p>
          </table:table-cell>
          <table:table-cell/>
        </table:table-row>
        <table:table-row table:style-name="ro1">
          <table:table-cell office:value-type="float" office:value="7.4577417" calcext:value-type="float">
            <text:p>7,4577417</text:p>
          </table:table-cell>
          <table:table-cell office:value-type="float" office:value="12.7375089" calcext:value-type="float">
            <text:p>12,7375089</text:p>
          </table:table-cell>
          <table:table-cell office:value-type="string" calcext:value-type="string">
            <text:p>J6II</text:p>
          </table:table-cell>
          <table:table-cell/>
        </table:table-row>
        <table:table-row table:style-name="ro1">
          <table:table-cell office:value-type="float" office:value="6.8866156" calcext:value-type="float">
            <text:p>6,8866156</text:p>
          </table:table-cell>
          <table:table-cell office:value-type="float" office:value="12.5171953" calcext:value-type="float">
            <text:p>12,5171953</text:p>
          </table:table-cell>
          <table:table-cell office:value-type="string" calcext:value-type="string">
            <text:p>Z3II</text:p>
          </table:table-cell>
          <table:table-cell/>
        </table:table-row>
        <table:table-row table:style-name="ro1">
          <table:table-cell office:value-type="float" office:value="4.1295704" calcext:value-type="float">
            <text:p>4,1295704</text:p>
          </table:table-cell>
          <table:table-cell office:value-type="float" office:value="5.8606805" calcext:value-type="float">
            <text:p>5,8606805</text:p>
          </table:table-cell>
          <table:table-cell office:value-type="string" calcext:value-type="string">
            <text:p>Z1I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5T12:42:19.003470046</dc:date>
    <meta:editing-duration>PT1H10M36S</meta:editing-duration>
    <meta:editing-cycles>1</meta:editing-cycles>
    <meta:document-statistic meta:table-count="1" meta:cell-count="669" meta:object-count="1"/>
    <meta:generator>LibreOffice/25.2.2.2$Linux_X86_64 LibreOffice_project/5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9cm" svg:height="13.096cm" xlink:href=".." xlink:type="simple" chart:class="chart:scatter" chart:style-name="ch1">
        <chart:legend chart:legend-position="end" svg:x="27.437cm" svg:y="6.249cm" style:legend-expansion="high" chart:style-name="ch2"/>
        <chart:plot-area chart:style-name="ch3" svg:x="0.598cm" svg:y="0.261cm" svg:width="26.241cm" svg:height="12.574cm">
          <chart:coordinate-region svg:x="1.232cm" svg:y="0.461cm" svg:width="25.51cm" svg:height="11.727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27_A_28766_DOSROK.B1:27_A_28766_DOSROK.B223" chart:class="chart:scatter">
            <chart:domain table:cell-range-address="27_A_28766_DOSROK.A1:27_A_28766_DOSROK.A223"/>
            <chart:data-point chart:repeated="2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835656">
                <text:p>3.5835656</text:p>
                <draw:g>
                  <svg:desc>27_A_28766_DOSROK.A1:27_A_28766_DOSROK.A223</svg:desc>
                </draw:g>
              </table:table-cell>
              <table:table-cell office:value-type="float" office:value="5.9213016">
                <text:p>5.9213016</text:p>
                <draw:g>
                  <svg:desc>27_A_28766_DOSROK.B1:27_A_28766_DOSROK.B2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380362">
                <text:p>3.6380362</text:p>
              </table:table-cell>
              <table:table-cell office:value-type="float" office:value="6.2436988">
                <text:p>6.2436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487566">
                <text:p>4.9487566</text:p>
              </table:table-cell>
              <table:table-cell office:value-type="float" office:value="5.7036279">
                <text:p>5.7036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372191">
                <text:p>3.9372191</text:p>
              </table:table-cell>
              <table:table-cell office:value-type="float" office:value="6.4849584">
                <text:p>6.4849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024752">
                <text:p>7.3024752</text:p>
              </table:table-cell>
              <table:table-cell office:value-type="float" office:value="12.3646605">
                <text:p>12.3646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7468864">
                <text:p>7.7468864</text:p>
              </table:table-cell>
              <table:table-cell office:value-type="float" office:value="12.5525944">
                <text:p>12.5525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327862">
                <text:p>6.0327862</text:p>
              </table:table-cell>
              <table:table-cell office:value-type="float" office:value="12.41366">
                <text:p>12.41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925952">
                <text:p>6.1925952</text:p>
              </table:table-cell>
              <table:table-cell office:value-type="float" office:value="12.5192383">
                <text:p>12.51923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783531">
                <text:p>3.3783531</text:p>
              </table:table-cell>
              <table:table-cell office:value-type="float" office:value="6.3537614">
                <text:p>6.3537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602685">
                <text:p>3.6602685</text:p>
              </table:table-cell>
              <table:table-cell office:value-type="float" office:value="6.0639322">
                <text:p>6.0639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4214068">
                <text:p>6.4214068</text:p>
              </table:table-cell>
              <table:table-cell office:value-type="float" office:value="12.4066176">
                <text:p>12.40661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974868">
                <text:p>4.3974868</text:p>
              </table:table-cell>
              <table:table-cell office:value-type="float" office:value="6.1683568">
                <text:p>6.1683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795185">
                <text:p>4.8795185</text:p>
              </table:table-cell>
              <table:table-cell office:value-type="float" office:value="5.9288174">
                <text:p>5.92881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5685093">
                <text:p>7.5685093</text:p>
              </table:table-cell>
              <table:table-cell office:value-type="float" office:value="12.2770527">
                <text:p>12.27705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71259">
                <text:p>2.571259</text:p>
              </table:table-cell>
              <table:table-cell office:value-type="float" office:value="6.1632119">
                <text:p>6.1632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718569">
                <text:p>3.3718569</text:p>
              </table:table-cell>
              <table:table-cell office:value-type="float" office:value="6.4171422">
                <text:p>6.41714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8165374">
                <text:p>6.8165374</text:p>
              </table:table-cell>
              <table:table-cell office:value-type="float" office:value="12.6976065">
                <text:p>12.6976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917532">
                <text:p>4.5917532</text:p>
              </table:table-cell>
              <table:table-cell office:value-type="float" office:value="6.3670565">
                <text:p>6.3670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3718976">
                <text:p>3.3718976</text:p>
              </table:table-cell>
              <table:table-cell office:value-type="float" office:value="6.5275851">
                <text:p>6.52758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2119604">
                <text:p>7.2119604</text:p>
              </table:table-cell>
              <table:table-cell office:value-type="float" office:value="12.0288522">
                <text:p>12.02885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8471735">
                <text:p>3.8471735</text:p>
              </table:table-cell>
              <table:table-cell office:value-type="float" office:value="6.1225014">
                <text:p>6.12250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0625947">
                <text:p>7.0625947</text:p>
              </table:table-cell>
              <table:table-cell office:value-type="float" office:value="12.5027093">
                <text:p>12.50270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237345">
                <text:p>3.5237345</text:p>
              </table:table-cell>
              <table:table-cell office:value-type="float" office:value="5.8044232">
                <text:p>5.8044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7220073">
                <text:p>3.7220073</text:p>
              </table:table-cell>
              <table:table-cell office:value-type="float" office:value="6.3890818">
                <text:p>6.38908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6908411">
                <text:p>3.6908411</text:p>
              </table:table-cell>
              <table:table-cell office:value-type="float" office:value="6.1332166">
                <text:p>6.13321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789911">
                <text:p>5.0789911</text:p>
              </table:table-cell>
              <table:table-cell office:value-type="float" office:value="6.0491137">
                <text:p>6.04911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5628148">
                <text:p>4.5628148</text:p>
              </table:table-cell>
              <table:table-cell office:value-type="float" office:value="6.0726462">
                <text:p>6.07264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9761909">
                <text:p>3.9761909</text:p>
              </table:table-cell>
              <table:table-cell office:value-type="float" office:value="5.6772897">
                <text:p>5.6772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6107746">
                <text:p>6.6107746</text:p>
              </table:table-cell>
              <table:table-cell office:value-type="float" office:value="12.3683542">
                <text:p>12.36835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127478">
                <text:p>4.8127478</text:p>
              </table:table-cell>
              <table:table-cell office:value-type="float" office:value="5.8752393">
                <text:p>5.87523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4808178">
                <text:p>4.4808178</text:p>
              </table:table-cell>
              <table:table-cell office:value-type="float" office:value="5.9823728">
                <text:p>5.98237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3649368">
                <text:p>3.3649368</text:p>
              </table:table-cell>
              <table:table-cell office:value-type="float" office:value="5.8396">
                <text:p>5.83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0410983">
                <text:p>4.0410983</text:p>
              </table:table-cell>
              <table:table-cell office:value-type="float" office:value="6.2433918">
                <text:p>6.24339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4837936">
                <text:p>8.4837936</text:p>
              </table:table-cell>
              <table:table-cell office:value-type="float" office:value="12.5978545">
                <text:p>12.59785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2434691">
                <text:p>3.2434691</text:p>
              </table:table-cell>
              <table:table-cell office:value-type="float" office:value="6.3451925">
                <text:p>6.34519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189353">
                <text:p>7.189353</text:p>
              </table:table-cell>
              <table:table-cell office:value-type="float" office:value="12.4778674">
                <text:p>12.47786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4899308">
                <text:p>6.4899308</text:p>
              </table:table-cell>
              <table:table-cell office:value-type="float" office:value="12.2496948">
                <text:p>12.24969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7058305">
                <text:p>6.7058305</text:p>
              </table:table-cell>
              <table:table-cell office:value-type="float" office:value="11.8266423">
                <text:p>11.82664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2779327">
                <text:p>6.2779327</text:p>
              </table:table-cell>
              <table:table-cell office:value-type="float" office:value="11.4649632">
                <text:p>11.46496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4386972">
                <text:p>4.4386972</text:p>
              </table:table-cell>
              <table:table-cell office:value-type="float" office:value="6.0750262">
                <text:p>6.07502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9600935">
                <text:p>6.9600935</text:p>
              </table:table-cell>
              <table:table-cell office:value-type="float" office:value="12.7403518">
                <text:p>12.74035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209512">
                <text:p>3.8209512</text:p>
              </table:table-cell>
              <table:table-cell office:value-type="float" office:value="5.5542061">
                <text:p>5.55420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9166485">
                <text:p>3.9166485</text:p>
              </table:table-cell>
              <table:table-cell office:value-type="float" office:value="6.4147538">
                <text:p>6.41475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1849127">
                <text:p>4.1849127</text:p>
              </table:table-cell>
              <table:table-cell office:value-type="float" office:value="6.635873">
                <text:p>6.6358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3853119">
                <text:p>4.3853119</text:p>
              </table:table-cell>
              <table:table-cell office:value-type="float" office:value="6.318272">
                <text:p>6.3182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3108066">
                <text:p>6.3108066</text:p>
              </table:table-cell>
              <table:table-cell office:value-type="float" office:value="12.1382904">
                <text:p>12.13829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5950877">
                <text:p>7.5950877</text:p>
              </table:table-cell>
              <table:table-cell office:value-type="float" office:value="12.6190696">
                <text:p>12.61906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1995432">
                <text:p>4.1995432</text:p>
              </table:table-cell>
              <table:table-cell office:value-type="float" office:value="6.0140662">
                <text:p>6.01406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1205314">
                <text:p>3.1205314</text:p>
              </table:table-cell>
              <table:table-cell office:value-type="float" office:value="5.5700617">
                <text:p>5.57006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119378">
                <text:p>7.119378</text:p>
              </table:table-cell>
              <table:table-cell office:value-type="float" office:value="11.7026587">
                <text:p>11.70265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0983143">
                <text:p>3.0983143</text:p>
              </table:table-cell>
              <table:table-cell office:value-type="float" office:value="6.3067308">
                <text:p>6.30673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4308695">
                <text:p>7.4308695</text:p>
              </table:table-cell>
              <table:table-cell office:value-type="float" office:value="11.813578">
                <text:p>11.8135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867747">
                <text:p>3.867747</text:p>
              </table:table-cell>
              <table:table-cell office:value-type="float" office:value="5.6157075">
                <text:p>5.61570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8584375">
                <text:p>3.8584375</text:p>
              </table:table-cell>
              <table:table-cell office:value-type="float" office:value="5.2939373">
                <text:p>5.29393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5828954">
                <text:p>3.5828954</text:p>
              </table:table-cell>
              <table:table-cell office:value-type="float" office:value="6.137847">
                <text:p>6.1378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8444073">
                <text:p>5.8444073</text:p>
              </table:table-cell>
              <table:table-cell office:value-type="float" office:value="12.6155225">
                <text:p>12.61552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6485294">
                <text:p>6.6485294</text:p>
              </table:table-cell>
              <table:table-cell office:value-type="float" office:value="12.6593794">
                <text:p>12.65937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9985779">
                <text:p>5.9985779</text:p>
              </table:table-cell>
              <table:table-cell office:value-type="float" office:value="12.3805728">
                <text:p>12.38057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8120654">
                <text:p>6.8120654</text:p>
              </table:table-cell>
              <table:table-cell office:value-type="float" office:value="12.025675">
                <text:p>12.0256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3364429">
                <text:p>6.3364429</text:p>
              </table:table-cell>
              <table:table-cell office:value-type="float" office:value="12.5041112">
                <text:p>12.50411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4183497">
                <text:p>6.4183497</text:p>
              </table:table-cell>
              <table:table-cell office:value-type="float" office:value="12.179554">
                <text:p>12.1795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6127713">
                <text:p>4.6127713</text:p>
              </table:table-cell>
              <table:table-cell office:value-type="float" office:value="5.7919748">
                <text:p>5.79197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8404005">
                <text:p>6.8404005</text:p>
              </table:table-cell>
              <table:table-cell office:value-type="float" office:value="12.3073165">
                <text:p>12.30731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4870242">
                <text:p>3.4870242</text:p>
              </table:table-cell>
              <table:table-cell office:value-type="float" office:value="5.6617462">
                <text:p>5.66174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7415606">
                <text:p>3.7415606</text:p>
              </table:table-cell>
              <table:table-cell office:value-type="float" office:value="6.1855119">
                <text:p>6.18551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041051">
                <text:p>2.2041051</text:p>
              </table:table-cell>
              <table:table-cell office:value-type="float" office:value="6.6768364">
                <text:p>6.6768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82129">
                <text:p>4.182129</text:p>
              </table:table-cell>
              <table:table-cell office:value-type="float" office:value="6.355851">
                <text:p>6.3558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7362391">
                <text:p>7.7362391</text:p>
              </table:table-cell>
              <table:table-cell office:value-type="float" office:value="12.7337379">
                <text:p>12.73373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6910258">
                <text:p>3.6910258</text:p>
              </table:table-cell>
              <table:table-cell office:value-type="float" office:value="5.3097123">
                <text:p>5.30971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3703687">
                <text:p>7.3703687</text:p>
              </table:table-cell>
              <table:table-cell office:value-type="float" office:value="11.954758">
                <text:p>11.9547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1340091">
                <text:p>6.1340091</text:p>
              </table:table-cell>
              <table:table-cell office:value-type="float" office:value="12.826658">
                <text:p>12.8266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0737105">
                <text:p>5.0737105</text:p>
              </table:table-cell>
              <table:table-cell office:value-type="float" office:value="6.0829993">
                <text:p>6.08299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5290704">
                <text:p>5.5290704</text:p>
              </table:table-cell>
              <table:table-cell office:value-type="float" office:value="6.3370952">
                <text:p>6.33709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6765541">
                <text:p>6.6765541</text:p>
              </table:table-cell>
              <table:table-cell office:value-type="float" office:value="12.0231751">
                <text:p>12.02317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3818931">
                <text:p>4.3818931</text:p>
              </table:table-cell>
              <table:table-cell office:value-type="float" office:value="6.2113485">
                <text:p>6.21134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0264084">
                <text:p>8.0264084</text:p>
              </table:table-cell>
              <table:table-cell office:value-type="float" office:value="12.6086112">
                <text:p>12.60861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5223835">
                <text:p>6.5223835</text:p>
              </table:table-cell>
              <table:table-cell office:value-type="float" office:value="12.2566877">
                <text:p>12.25668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0395902">
                <text:p>6.0395902</text:p>
              </table:table-cell>
              <table:table-cell office:value-type="float" office:value="12.4695212">
                <text:p>12.46952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376238">
                <text:p>3.9376238</text:p>
              </table:table-cell>
              <table:table-cell office:value-type="float" office:value="6.2523969">
                <text:p>6.25239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735486">
                <text:p>5.735486</text:p>
              </table:table-cell>
              <table:table-cell office:value-type="float" office:value="12.4108415">
                <text:p>12.41084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4368875">
                <text:p>6.4368875</text:p>
              </table:table-cell>
              <table:table-cell office:value-type="float" office:value="12.1056512">
                <text:p>12.10565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8592643">
                <text:p>2.8592643</text:p>
              </table:table-cell>
              <table:table-cell office:value-type="float" office:value="6.253253">
                <text:p>6.2532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419195">
                <text:p>7.419195</text:p>
              </table:table-cell>
              <table:table-cell office:value-type="float" office:value="13.0042192">
                <text:p>13.00421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8483952">
                <text:p>2.8483952</text:p>
              </table:table-cell>
              <table:table-cell office:value-type="float" office:value="6.3700966">
                <text:p>6.37009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6696525">
                <text:p>3.6696525</text:p>
              </table:table-cell>
              <table:table-cell office:value-type="float" office:value="6.1281851">
                <text:p>6.12818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1224868">
                <text:p>4.1224868</text:p>
              </table:table-cell>
              <table:table-cell office:value-type="float" office:value="5.8516133">
                <text:p>5.85161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899538">
                <text:p>2.0899538</text:p>
              </table:table-cell>
              <table:table-cell office:value-type="float" office:value="6.1176602">
                <text:p>6.11766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3815704">
                <text:p>7.3815704</text:p>
              </table:table-cell>
              <table:table-cell office:value-type="float" office:value="12.8888042">
                <text:p>12.88880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9951754">
                <text:p>3.9951754</text:p>
              </table:table-cell>
              <table:table-cell office:value-type="float" office:value="5.7468867">
                <text:p>5.74688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3633897">
                <text:p>7.3633897</text:p>
              </table:table-cell>
              <table:table-cell office:value-type="float" office:value="12.1066727">
                <text:p>12.10667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5477279">
                <text:p>2.5477279</text:p>
              </table:table-cell>
              <table:table-cell office:value-type="float" office:value="6.3983045">
                <text:p>6.39830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964985">
                <text:p>3.6964985</text:p>
              </table:table-cell>
              <table:table-cell office:value-type="float" office:value="6.3722811">
                <text:p>6.37228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9896794">
                <text:p>2.9896794</text:p>
              </table:table-cell>
              <table:table-cell office:value-type="float" office:value="6.3429387">
                <text:p>6.34293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8238252">
                <text:p>3.8238252</text:p>
              </table:table-cell>
              <table:table-cell office:value-type="float" office:value="6.5612626">
                <text:p>6.56126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9922122">
                <text:p>7.9922122</text:p>
              </table:table-cell>
              <table:table-cell office:value-type="float" office:value="12.002634">
                <text:p>12.0026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3699432">
                <text:p>5.3699432</text:p>
              </table:table-cell>
              <table:table-cell office:value-type="float" office:value="6.5302491">
                <text:p>6.53024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5829041">
                <text:p>6.5829041</text:p>
              </table:table-cell>
              <table:table-cell office:value-type="float" office:value="12.1078107">
                <text:p>12.10781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3278786">
                <text:p>7.3278786</text:p>
              </table:table-cell>
              <table:table-cell office:value-type="float" office:value="12.6222308">
                <text:p>12.62223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6357195">
                <text:p>3.6357195</text:p>
              </table:table-cell>
              <table:table-cell office:value-type="float" office:value="5.5571264">
                <text:p>5.55712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5992143">
                <text:p>3.5992143</text:p>
              </table:table-cell>
              <table:table-cell office:value-type="float" office:value="6.5503782">
                <text:p>6.55037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136864">
                <text:p>3.3136864</text:p>
              </table:table-cell>
              <table:table-cell office:value-type="float" office:value="5.4956585">
                <text:p>5.49565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2777805">
                <text:p>5.2777805</text:p>
              </table:table-cell>
              <table:table-cell office:value-type="float" office:value="5.8928639">
                <text:p>5.89286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8911339">
                <text:p>6.8911339</text:p>
              </table:table-cell>
              <table:table-cell office:value-type="float" office:value="12.8299611">
                <text:p>12.82996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115386">
                <text:p>4.1115386</text:p>
              </table:table-cell>
              <table:table-cell office:value-type="float" office:value="6.5256207">
                <text:p>6.52562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2656019">
                <text:p>7.2656019</text:p>
              </table:table-cell>
              <table:table-cell office:value-type="float" office:value="12.4221152">
                <text:p>12.42211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175377">
                <text:p>7.175377</text:p>
              </table:table-cell>
              <table:table-cell office:value-type="float" office:value="12.3117229">
                <text:p>12.31172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9546323">
                <text:p>3.9546323</text:p>
              </table:table-cell>
              <table:table-cell office:value-type="float" office:value="6.9649362">
                <text:p>6.96493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5187594">
                <text:p>5.5187594</text:p>
              </table:table-cell>
              <table:table-cell office:value-type="float" office:value="12.8933735">
                <text:p>12.89337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3997798">
                <text:p>3.3997798</text:p>
              </table:table-cell>
              <table:table-cell office:value-type="float" office:value="5.8617179">
                <text:p>5.86171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9575824">
                <text:p>3.9575824</text:p>
              </table:table-cell>
              <table:table-cell office:value-type="float" office:value="6.4547978">
                <text:p>6.45479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2887303">
                <text:p>4.2887303</text:p>
              </table:table-cell>
              <table:table-cell office:value-type="float" office:value="6.7432009">
                <text:p>6.74320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.3415667">
                <text:p>8.3415667</text:p>
              </table:table-cell>
              <table:table-cell office:value-type="float" office:value="12.905261">
                <text:p>12.9052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2147038">
                <text:p>7.2147038</text:p>
              </table:table-cell>
              <table:table-cell office:value-type="float" office:value="12.8881253">
                <text:p>12.88812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8010857">
                <text:p>6.8010857</text:p>
              </table:table-cell>
              <table:table-cell office:value-type="float" office:value="11.9653266">
                <text:p>11.96532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1787346">
                <text:p>6.1787346</text:p>
              </table:table-cell>
              <table:table-cell office:value-type="float" office:value="12.5152782">
                <text:p>12.51527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9511745">
                <text:p>3.9511745</text:p>
              </table:table-cell>
              <table:table-cell office:value-type="float" office:value="6.2712242">
                <text:p>6.27122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0598792">
                <text:p>7.0598792</text:p>
              </table:table-cell>
              <table:table-cell office:value-type="float" office:value="12.5856753">
                <text:p>12.58567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1322135">
                <text:p>4.1322135</text:p>
              </table:table-cell>
              <table:table-cell office:value-type="float" office:value="6.0396753">
                <text:p>6.03967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3310825">
                <text:p>3.3310825</text:p>
              </table:table-cell>
              <table:table-cell office:value-type="float" office:value="6.0947699">
                <text:p>6.09476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0903731">
                <text:p>4.0903731</text:p>
              </table:table-cell>
              <table:table-cell office:value-type="float" office:value="6.3221838">
                <text:p>6.32218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4682157">
                <text:p>5.4682157</text:p>
              </table:table-cell>
              <table:table-cell office:value-type="float" office:value="12.2320218">
                <text:p>12.23202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4560688">
                <text:p>7.4560688</text:p>
              </table:table-cell>
              <table:table-cell office:value-type="float" office:value="12.1736479">
                <text:p>12.17364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1042045">
                <text:p>4.1042045</text:p>
              </table:table-cell>
              <table:table-cell office:value-type="float" office:value="6.1188078">
                <text:p>6.11880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7002731">
                <text:p>3.7002731</text:p>
              </table:table-cell>
              <table:table-cell office:value-type="float" office:value="6.159793">
                <text:p>6.1597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2734741">
                <text:p>4.2734741</text:p>
              </table:table-cell>
              <table:table-cell office:value-type="float" office:value="6.5240874">
                <text:p>6.52408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8750553">
                <text:p>6.8750553</text:p>
              </table:table-cell>
              <table:table-cell office:value-type="float" office:value="12.5023255">
                <text:p>12.50232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5937487">
                <text:p>4.5937487</text:p>
              </table:table-cell>
              <table:table-cell office:value-type="float" office:value="6.861456">
                <text:p>6.8614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7756995">
                <text:p>3.7756995</text:p>
              </table:table-cell>
              <table:table-cell office:value-type="float" office:value="6.164725">
                <text:p>6.1647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9289247">
                <text:p>3.9289247</text:p>
              </table:table-cell>
              <table:table-cell office:value-type="float" office:value="5.7554205">
                <text:p>5.75542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035357">
                <text:p>7.035357</text:p>
              </table:table-cell>
              <table:table-cell office:value-type="float" office:value="12.648004">
                <text:p>12.6480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7250939">
                <text:p>4.7250939</text:p>
              </table:table-cell>
              <table:table-cell office:value-type="float" office:value="5.9842362">
                <text:p>5.98423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5960763">
                <text:p>7.5960763</text:p>
              </table:table-cell>
              <table:table-cell office:value-type="float" office:value="12.5065982">
                <text:p>12.50659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6684927">
                <text:p>4.6684927</text:p>
              </table:table-cell>
              <table:table-cell office:value-type="float" office:value="5.6803628">
                <text:p>5.68036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3089831">
                <text:p>6.3089831</text:p>
              </table:table-cell>
              <table:table-cell office:value-type="float" office:value="12.2820857">
                <text:p>12.28208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4566973">
                <text:p>7.4566973</text:p>
              </table:table-cell>
              <table:table-cell office:value-type="float" office:value="12.7009025">
                <text:p>12.70090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5557198">
                <text:p>4.5557198</text:p>
              </table:table-cell>
              <table:table-cell office:value-type="float" office:value="6.3025789">
                <text:p>6.30257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1379852">
                <text:p>4.1379852</text:p>
              </table:table-cell>
              <table:table-cell office:value-type="float" office:value="6.1179521">
                <text:p>6.11795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9239031">
                <text:p>7.9239031</text:p>
              </table:table-cell>
              <table:table-cell office:value-type="float" office:value="12.2165092">
                <text:p>12.21650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6584067">
                <text:p>3.6584067</text:p>
              </table:table-cell>
              <table:table-cell office:value-type="float" office:value="5.8578399">
                <text:p>5.85783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5078602">
                <text:p>4.5078602</text:p>
              </table:table-cell>
              <table:table-cell office:value-type="float" office:value="6.5548557">
                <text:p>6.55485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3472">
                <text:p>5.3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0750817">
                <text:p>4.0750817</text:p>
              </table:table-cell>
              <table:table-cell office:value-type="float" office:value="6.4075457">
                <text:p>6.40754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0110988">
                <text:p>3.0110988</text:p>
              </table:table-cell>
              <table:table-cell office:value-type="float" office:value="6.6941713">
                <text:p>6.69417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0984584">
                <text:p>7.0984584</text:p>
              </table:table-cell>
              <table:table-cell office:value-type="float" office:value="12.6161649">
                <text:p>12.61616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5653935">
                <text:p>3.5653935</text:p>
              </table:table-cell>
              <table:table-cell office:value-type="float" office:value="6.0894357">
                <text:p>6.08943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7995983">
                <text:p>4.7995983</text:p>
              </table:table-cell>
              <table:table-cell office:value-type="float" office:value="5.8446336">
                <text:p>5.84463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866065">
                <text:p>2.9866065</text:p>
              </table:table-cell>
              <table:table-cell office:value-type="float" office:value="6.5343785">
                <text:p>6.53437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0305603">
                <text:p>4.0305603</text:p>
              </table:table-cell>
              <table:table-cell office:value-type="float" office:value="5.6450668">
                <text:p>5.64506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9651173">
                <text:p>6.9651173</text:p>
              </table:table-cell>
              <table:table-cell office:value-type="float" office:value="12.2288038">
                <text:p>12.22880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5269544">
                <text:p>3.5269544</text:p>
              </table:table-cell>
              <table:table-cell office:value-type="float" office:value="6.1392004">
                <text:p>6.13920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0226167">
                <text:p>4.0226167</text:p>
              </table:table-cell>
              <table:table-cell office:value-type="float" office:value="5.8496453">
                <text:p>5.84964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3020038">
                <text:p>4.3020038</text:p>
              </table:table-cell>
              <table:table-cell office:value-type="float" office:value="6.7485812">
                <text:p>6.74858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4434332">
                <text:p>7.4434332</text:p>
              </table:table-cell>
              <table:table-cell office:value-type="float" office:value="12.1898013">
                <text:p>12.18980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5584673">
                <text:p>3.5584673</text:p>
              </table:table-cell>
              <table:table-cell office:value-type="float" office:value="6.3679136">
                <text:p>6.36791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2998827">
                <text:p>3.2998827</text:p>
              </table:table-cell>
              <table:table-cell office:value-type="float" office:value="6.0565423">
                <text:p>6.05654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8894451">
                <text:p>7.8894451</text:p>
              </table:table-cell>
              <table:table-cell office:value-type="float" office:value="11.8784714">
                <text:p>11.87847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019544">
                <text:p>5.019544</text:p>
              </table:table-cell>
              <table:table-cell office:value-type="float" office:value="6.2269973">
                <text:p>6.22699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4041641">
                <text:p>7.4041641</text:p>
              </table:table-cell>
              <table:table-cell office:value-type="float" office:value="11.788006">
                <text:p>11.7880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2414691">
                <text:p>4.2414691</text:p>
              </table:table-cell>
              <table:table-cell office:value-type="float" office:value="6.2416956">
                <text:p>6.24169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8657477">
                <text:p>3.8657477</text:p>
              </table:table-cell>
              <table:table-cell office:value-type="float" office:value="5.4531229">
                <text:p>5.45312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5906753">
                <text:p>6.5906753</text:p>
              </table:table-cell>
              <table:table-cell office:value-type="float" office:value="12.2505632">
                <text:p>12.25056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6781949">
                <text:p>3.6781949</text:p>
              </table:table-cell>
              <table:table-cell office:value-type="float" office:value="6.177711">
                <text:p>6.1777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0109277">
                <text:p>5.0109277</text:p>
              </table:table-cell>
              <table:table-cell office:value-type="float" office:value="5.8880766">
                <text:p>5.88807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48713">
                <text:p>6.48713</text:p>
              </table:table-cell>
              <table:table-cell office:value-type="float" office:value="11.5831545">
                <text:p>11.58315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1543987">
                <text:p>7.1543987</text:p>
              </table:table-cell>
              <table:table-cell office:value-type="float" office:value="12.2214663">
                <text:p>12.22146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8454189">
                <text:p>7.8454189</text:p>
              </table:table-cell>
              <table:table-cell office:value-type="float" office:value="12.5519462">
                <text:p>12.55194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1386326">
                <text:p>3.1386326</text:p>
              </table:table-cell>
              <table:table-cell office:value-type="float" office:value="5.5612245">
                <text:p>5.56122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5031593">
                <text:p>3.5031593</text:p>
              </table:table-cell>
              <table:table-cell office:value-type="float" office:value="5.9830362">
                <text:p>5.98303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9077204">
                <text:p>6.9077204</text:p>
              </table:table-cell>
              <table:table-cell office:value-type="float" office:value="12.2673607">
                <text:p>12.26736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6933396">
                <text:p>7.6933396</text:p>
              </table:table-cell>
              <table:table-cell office:value-type="float" office:value="12.5676996">
                <text:p>12.56769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8632836">
                <text:p>3.8632836</text:p>
              </table:table-cell>
              <table:table-cell office:value-type="float" office:value="5.6805542">
                <text:p>5.68055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0391548">
                <text:p>7.0391548</text:p>
              </table:table-cell>
              <table:table-cell office:value-type="float" office:value="12.3587258">
                <text:p>12.35872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6506883">
                <text:p>6.6506883</text:p>
              </table:table-cell>
              <table:table-cell office:value-type="float" office:value="12.5600011">
                <text:p>12.56000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4268851">
                <text:p>7.4268851</text:p>
              </table:table-cell>
              <table:table-cell office:value-type="float" office:value="12.1781313">
                <text:p>12.17813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6832189">
                <text:p>3.6832189</text:p>
              </table:table-cell>
              <table:table-cell office:value-type="float" office:value="6.2058103">
                <text:p>6.20581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1061642">
                <text:p>6.1061642</text:p>
              </table:table-cell>
              <table:table-cell office:value-type="float" office:value="12.5808067">
                <text:p>12.58080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4675583">
                <text:p>5.4675583</text:p>
              </table:table-cell>
              <table:table-cell office:value-type="float" office:value="5.6803508">
                <text:p>5.68035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3745747">
                <text:p>4.3745747</text:p>
              </table:table-cell>
              <table:table-cell office:value-type="float" office:value="6.2379036">
                <text:p>6.23790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8440425">
                <text:p>2.8440425</text:p>
              </table:table-cell>
              <table:table-cell office:value-type="float" office:value="6.226045">
                <text:p>6.2260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093684">
                <text:p>3.5093684</text:p>
              </table:table-cell>
              <table:table-cell office:value-type="float" office:value="5.8976171">
                <text:p>5.89761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1684179">
                <text:p>6.1684179</text:p>
              </table:table-cell>
              <table:table-cell office:value-type="float" office:value="12.8618199">
                <text:p>12.86181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3204689">
                <text:p>3.3204689</text:p>
              </table:table-cell>
              <table:table-cell office:value-type="float" office:value="5.7322371">
                <text:p>5.73223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5077696">
                <text:p>6.5077696</text:p>
              </table:table-cell>
              <table:table-cell office:value-type="float" office:value="12.5433692">
                <text:p>12.54336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2033222">
                <text:p>7.2033222</text:p>
              </table:table-cell>
              <table:table-cell office:value-type="float" office:value="12.358836">
                <text:p>12.3588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5933527">
                <text:p>3.5933527</text:p>
              </table:table-cell>
              <table:table-cell office:value-type="float" office:value="6.1088258">
                <text:p>6.10882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7062198">
                <text:p>5.7062198</text:p>
              </table:table-cell>
              <table:table-cell office:value-type="float" office:value="12.5463518">
                <text:p>12.54635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0757103">
                <text:p>7.0757103</text:p>
              </table:table-cell>
              <table:table-cell office:value-type="float" office:value="12.3929452">
                <text:p>12.39294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3514911">
                <text:p>6.3514911</text:p>
              </table:table-cell>
              <table:table-cell office:value-type="float" office:value="12.3141136">
                <text:p>12.31411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1249121">
                <text:p>3.1249121</text:p>
              </table:table-cell>
              <table:table-cell office:value-type="float" office:value="5.8108559">
                <text:p>5.81085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306566">
                <text:p>7.306566</text:p>
              </table:table-cell>
              <table:table-cell office:value-type="float" office:value="12.2730579">
                <text:p>12.27305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2156703">
                <text:p>3.2156703</text:p>
              </table:table-cell>
              <table:table-cell office:value-type="float" office:value="5.4835108">
                <text:p>5.48351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4868311">
                <text:p>7.4868311</text:p>
              </table:table-cell>
              <table:table-cell office:value-type="float" office:value="12.7135684">
                <text:p>12.71356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7005587">
                <text:p>3.7005587</text:p>
              </table:table-cell>
              <table:table-cell office:value-type="float" office:value="5.9884348">
                <text:p>5.98843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1658303">
                <text:p>4.1658303</text:p>
              </table:table-cell>
              <table:table-cell office:value-type="float" office:value="5.4497637">
                <text:p>5.44976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2310652">
                <text:p>6.2310652</text:p>
              </table:table-cell>
              <table:table-cell office:value-type="float" office:value="12.393177">
                <text:p>12.3931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6434835">
                <text:p>5.6434835</text:p>
              </table:table-cell>
              <table:table-cell office:value-type="float" office:value="12.4294444">
                <text:p>12.42944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7898957">
                <text:p>2.7898957</text:p>
              </table:table-cell>
              <table:table-cell office:value-type="float" office:value="6.5780882">
                <text:p>6.57808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2009875">
                <text:p>6.2009875</text:p>
              </table:table-cell>
              <table:table-cell office:value-type="float" office:value="12.3865047">
                <text:p>12.38650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1614734">
                <text:p>4.1614734</text:p>
              </table:table-cell>
              <table:table-cell office:value-type="float" office:value="5.9100656">
                <text:p>5.91006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127991">
                <text:p>3.9127991</text:p>
              </table:table-cell>
              <table:table-cell office:value-type="float" office:value="5.9353222">
                <text:p>5.93532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4293809">
                <text:p>3.4293809</text:p>
              </table:table-cell>
              <table:table-cell office:value-type="float" office:value="6.0236694">
                <text:p>6.02366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3116091">
                <text:p>4.3116091</text:p>
              </table:table-cell>
              <table:table-cell office:value-type="float" office:value="6.1799206">
                <text:p>6.17992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0666174">
                <text:p>3.0666174</text:p>
              </table:table-cell>
              <table:table-cell office:value-type="float" office:value="5.8899268">
                <text:p>5.88992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3889054">
                <text:p>2.3889054</text:p>
              </table:table-cell>
              <table:table-cell office:value-type="float" office:value="6.2877581">
                <text:p>6.28775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1010245">
                <text:p>4.1010245</text:p>
              </table:table-cell>
              <table:table-cell office:value-type="float" office:value="5.5009017">
                <text:p>5.50090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552651">
                <text:p>7.552651</text:p>
              </table:table-cell>
              <table:table-cell office:value-type="float" office:value="12.8914287">
                <text:p>12.89142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2517509">
                <text:p>4.2517509</text:p>
              </table:table-cell>
              <table:table-cell office:value-type="float" office:value="5.8778293">
                <text:p>5.87782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9213368">
                <text:p>4.9213368</text:p>
              </table:table-cell>
              <table:table-cell office:value-type="float" office:value="6.2893921">
                <text:p>6.28939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7524719">
                <text:p>5.7524719</text:p>
              </table:table-cell>
              <table:table-cell office:value-type="float" office:value="12.6734164">
                <text:p>12.67341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5509609">
                <text:p>4.5509609</text:p>
              </table:table-cell>
              <table:table-cell office:value-type="float" office:value="5.3696788">
                <text:p>5.36967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605663">
                <text:p>3.605663</text:p>
              </table:table-cell>
              <table:table-cell office:value-type="float" office:value="6.8328718">
                <text:p>6.83287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5653226">
                <text:p>6.5653226</text:p>
              </table:table-cell>
              <table:table-cell office:value-type="float" office:value="12.4647165">
                <text:p>12.46471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1485825">
                <text:p>5.1485825</text:p>
              </table:table-cell>
              <table:table-cell office:value-type="float" office:value="6.0564092">
                <text:p>6.05640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1893019">
                <text:p>7.1893019</text:p>
              </table:table-cell>
              <table:table-cell office:value-type="float" office:value="12.530392">
                <text:p>12.5303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3075377">
                <text:p>7.3075377</text:p>
              </table:table-cell>
              <table:table-cell office:value-type="float" office:value="12.8764371">
                <text:p>12.87643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8273749">
                <text:p>3.8273749</text:p>
              </table:table-cell>
              <table:table-cell office:value-type="float" office:value="5.7834834">
                <text:p>5.78348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5111027">
                <text:p>3.5111027</text:p>
              </table:table-cell>
              <table:table-cell office:value-type="float" office:value="6.0647787">
                <text:p>6.06477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9568309">
                <text:p>3.9568309</text:p>
              </table:table-cell>
              <table:table-cell office:value-type="float" office:value="6.3667366">
                <text:p>6.36673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1917362">
                <text:p>4.1917362</text:p>
              </table:table-cell>
              <table:table-cell office:value-type="float" office:value="6.0600715">
                <text:p>6.06007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9932565">
                <text:p>3.9932565</text:p>
              </table:table-cell>
              <table:table-cell office:value-type="float" office:value="5.8929707">
                <text:p>5.89297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4577417">
                <text:p>7.4577417</text:p>
              </table:table-cell>
              <table:table-cell office:value-type="float" office:value="12.7375089">
                <text:p>12.73750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.8866156">
                <text:p>6.8866156</text:p>
              </table:table-cell>
              <table:table-cell office:value-type="float" office:value="12.5171953">
                <text:p>12.51719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1295704">
                <text:p>4.1295704</text:p>
              </table:table-cell>
              <table:table-cell office:value-type="float" office:value="5.8606805">
                <text:p>5.86068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